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1"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2"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53"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5"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6"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8" style:family="graphic" style:parent-style-name="standard">
      <style:graphic-properties draw:stroke="none" draw:fill="none" fo:min-height="0.476cm"/>
    </style:style>
    <style:style style:name="gr179" style:family="graphic" style:parent-style-name="standard">
      <style:graphic-properties draw:stroke="none" draw:fill="none" fo:min-height="0.475cm"/>
    </style:style>
    <style:style style:name="gr18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86"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8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89"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2"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193"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194"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195"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196"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19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53"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5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5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56"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57"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58" style:family="graphic" style:parent-style-name="standard">
      <style:graphic-properties draw:stroke="none" draw:fill="none" fo:min-height="7.751cm"/>
    </style:style>
    <style:style style:name="gr25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1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7" style:family="graphic" style:parent-style-name="standard">
      <style:graphic-properties draw:stroke="none" draw:fill="none" fo:min-height="8.648cm"/>
    </style:style>
    <style:style style:name="gr31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19"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0"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1"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2"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23"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24"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2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7" style:family="graphic" style:parent-style-name="standard">
      <style:graphic-properties draw:stroke="none" draw:fill="none" fo:min-height="17.051cm"/>
    </style:style>
    <style:style style:name="gr328" style:family="graphic" style:parent-style-name="standard">
      <style:graphic-properties draw:stroke="none" draw:fill="none" fo:min-height="13.176cm"/>
    </style:style>
    <style:style style:name="gr329" style:family="graphic" style:parent-style-name="standard">
      <style:graphic-properties draw:stroke="none" draw:fill="none" fo:min-height="11.626cm"/>
    </style:style>
    <style:style style:name="gr330" style:family="graphic" style:parent-style-name="standard">
      <style:graphic-properties draw:stroke="none" draw:fill="none" fo:min-height="32.551cm"/>
    </style:style>
    <style:style style:name="gr331" style:family="graphic" style:parent-style-name="standard">
      <style:graphic-properties draw:stroke="none" draw:fill="none" fo:min-height="27.126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33" style:family="graphic" style:parent-style-name="standard">
      <style:graphic-properties draw:stroke="none" draw:fill="none" fo:min-height="21.701cm"/>
    </style:style>
    <style:style style:name="gr334" style:family="graphic" style:parent-style-name="standard">
      <style:graphic-properties draw:stroke="none" draw:fill="none" fo:min-height="24.801cm"/>
    </style:style>
    <style:style style:name="gr335"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36" style:family="graphic" style:parent-style-name="standard">
      <style:graphic-properties draw:stroke="none" draw:fill="none" fo:min-height="11.394cm"/>
    </style:style>
    <style:style style:name="gr3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3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39"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0"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end"/>
      <style:text-properties fo:font-size="12pt" style:font-size-asian="12pt" style:font-size-complex="12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11.093cm" svg:y="12.9cm">
          <draw:text-box>
            <text:p text:style-name="P4"><text:span text:style-name="T3">myCoreClockedRegister</text:span></text:p>
          </draw:text-box>
        </draw:frame>
        <draw:line draw:style-name="gr76"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001cm" svg:y="13.748cm">
              <draw:text-box>
                <text:p text:style-name="P4"><text:span text:style-name="T3">D</text:span></text:p>
              </draw:text-box>
            </draw:frame>
            <draw:frame draw:style-name="gr79" draw:text-style-name="P5" draw:layer="layout" svg:width="0.832cm" svg:height="0.725cm" svg:x="13.502cm" svg:y="13.749cm">
              <draw:text-box>
                <text:p text:style-name="P4"><text:span text:style-name="T3">Q</text:span></text:p>
              </draw:text-box>
            </draw:frame>
          </draw:g>
          <draw:frame draw:style-name="gr82" draw:text-style-name="P18" draw:layer="layout" svg:width="1.205cm" svg:height="0.725cm" svg:x="13.058cm" svg:y="14.927cm">
            <draw:text-box>
              <text:p text:style-name="P4"><text:span text:style-name="T9">CLR</text:span></text:p>
            </draw:text-box>
          </draw:frame>
        </draw:g>
        <draw:line draw:style-name="gr76"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86"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87" draw:text-style-name="P5" draw:layer="layout" svg:width="2.437cm" svg:height="0.725cm" svg:x="10.562cm" svg:y="15.652cm">
            <draw:text-box>
              <text:p text:style-name="P4"><text:span text:style-name="T3">coreReset</text:span></text:p>
            </draw:text-box>
          </draw:frame>
        </draw:g>
        <draw:line draw:style-name="gr76" draw:text-style-name="P3" draw:layer="layout" svg:x1="13.413cm" svg:y1="15.999cm" svg:x2="13.661cm" svg:y2="16.003cm">
          <text:p/>
        </draw:line>
        <draw:frame draw:style-name="gr88" draw:text-style-name="P5" draw:layer="layout" svg:width="2.242cm" svg:height="0.725cm" svg:x="6.127cm" svg:y="19.76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89"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0"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89"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1" draw:text-style-name="P5" draw:layer="layout" svg:width="0.786cm" svg:height="0.725cm" svg:x="5.509cm" svg:y="23.89cm">
          <draw:text-box>
            <text:p text:style-name="P4"><text:span text:style-name="T3">E</text:span></text:p>
          </draw:text-box>
        </draw:frame>
        <draw:frame draw:style-name="gr92"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89"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89"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89"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89"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89"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89"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89"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89"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89"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89"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89"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89"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89"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89"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89"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89"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1"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92"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1"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89"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89"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1"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92"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95cm" svg:y="26.733cm">
            <draw:text-box>
              <text:p text:style-name="P4"><text:span text:style-name="T3">D</text:span></text:p>
            </draw:text-box>
          </draw:frame>
          <draw:frame draw:style-name="gr79" draw:text-style-name="P5" draw:layer="layout" svg:width="0.832cm" svg:height="0.725cm" svg:x="5.896cm" svg:y="26.734cm">
            <draw:text-box>
              <text:p text:style-name="P4"><text:span text:style-name="T3">Q</text:span></text:p>
            </draw:text-box>
          </draw:frame>
        </draw:g>
        <draw:frame draw:style-name="gr84" draw:text-style-name="P5" draw:layer="layout" svg:width="1.281cm" svg:height="0.725cm" svg:x="4.271cm" svg:y="27.733cm">
          <draw:text-box>
            <text:p text:style-name="P4"><text:span text:style-name="T3">clk</text:span></text:p>
          </draw:text-box>
        </draw:frame>
        <draw:line draw:style-name="gr76" draw:text-style-name="P3" draw:layer="layout" svg:x1="5.271cm" svg:y1="28.079cm" svg:x2="5.552cm" svg:y2="28.079cm">
          <text:p/>
        </draw:line>
        <draw:frame draw:style-name="gr91" draw:text-style-name="P5" draw:layer="layout" svg:width="0.786cm" svg:height="0.725cm" svg:x="5.386cm" svg:y="27.237cm">
          <draw:text-box>
            <text:p text:style-name="P4"><text:span text:style-name="T3">E</text:span></text:p>
          </draw:text-box>
        </draw:frame>
        <draw:frame draw:style-name="gr92" draw:text-style-name="P5" draw:layer="layout" svg:width="1.425cm" svg:height="0.725cm" svg:x="3.99cm" svg:y="27.237cm">
          <draw:text-box>
            <text:p text:style-name="P4"><text:span text:style-name="T3">cond</text:span></text:p>
          </draw:text-box>
        </draw:frame>
        <draw:line draw:style-name="gr76" draw:text-style-name="P3" draw:layer="layout" svg:x1="5.262cm" svg:y1="27.583cm" svg:x2="5.543cm" svg:y2="27.583cm">
          <text:p/>
        </draw:line>
        <draw:line draw:style-name="gr76" draw:text-style-name="P3" draw:layer="layout" svg:x1="5.552cm" svg:y1="27.084cm" svg:x2="3.733cm" svg:y2="27.084cm">
          <text:p/>
        </draw:line>
        <draw:line draw:style-name="gr76" draw:text-style-name="P3" draw:layer="layout" svg:x1="3.736cm" svg:y1="26.25cm" svg:x2="3.734cm" svg:y2="27.084cm">
          <text:p/>
        </draw:line>
        <draw:custom-shape draw:style-name="gr96"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67cm" svg:y1="21.118cm" svg:x2="5.67cm" svg:y2="20.663cm">
          <text:p/>
        </draw:line>
        <draw:line draw:style-name="gr76" draw:text-style-name="P3" draw:layer="layout" svg:x1="5.87cm" svg:y1="20.16cm" svg:x2="6.227cm" svg:y2="20.16cm">
          <text:p/>
        </draw:line>
        <draw:line draw:style-name="gr76" draw:text-style-name="P3" draw:layer="layout" svg:x1="4.875cm" svg:y1="19.803cm" svg:x2="5.439cm" svg:y2="19.803cm">
          <text:p/>
        </draw:line>
        <draw:line draw:style-name="gr76" draw:text-style-name="P3" draw:layer="layout" svg:x1="4.885cm" svg:y1="20.479cm" svg:x2="5.449cm" svg:y2="20.479cm">
          <text:p/>
        </draw:line>
        <draw:frame draw:style-name="gr92" draw:text-style-name="P5" draw:layer="layout" svg:width="1.425cm" svg:height="0.725cm" svg:x="3.586cm" svg:y="20.116cm">
          <draw:text-box>
            <text:p text:style-name="P4"><text:span text:style-name="T3">True</text:span></text:p>
          </draw:text-box>
        </draw:frame>
        <draw:frame draw:style-name="gr116" draw:text-style-name="P5" draw:layer="layout" svg:width="1.539cm" svg:height="0.725cm" svg:x="3.53cm" svg:y="19.417cm">
          <draw:text-box>
            <text:p text:style-name="P4"><text:span text:style-name="T3">False</text:span></text:p>
          </draw:text-box>
        </draw:frame>
        <draw:frame draw:style-name="gr92" draw:text-style-name="P5" draw:layer="layout" svg:width="1.425cm" svg:height="0.725cm" svg:x="4.926cm" svg:y="21.125cm">
          <draw:text-box>
            <text:p text:style-name="P4"><text:span text:style-name="T3">cond</text:span></text:p>
          </draw:text-box>
        </draw:frame>
        <draw:frame draw:style-name="gr81" draw:text-style-name="P5" draw:layer="layout" svg:width="1.349cm" svg:height="0.725cm" svg:x="5.366cm" svg:y="28.077cm">
          <draw:text-box>
            <text:p text:style-name="P4"><text:span text:style-name="T3">CLR</text:span></text:p>
          </draw:text-box>
        </draw:frame>
        <draw:line draw:style-name="gr76" draw:text-style-name="P3" draw:layer="layout" svg:x1="6.01cm" svg:y1="28.7cm" svg:x2="6.01cm" svg:y2="29.229cm">
          <text:p/>
        </draw:line>
        <draw:g>
          <draw:rect draw:style-name="gr3" draw:text-style-name="P3" draw:layer="layout" svg:width="0.5cm" svg:height="0.5cm" svg:x="5.262cm" svg:y="29.011cm">
            <text:p/>
          </draw:rect>
          <draw:frame draw:style-name="gr87" draw:text-style-name="P5" draw:layer="layout" svg:width="2.437cm" svg:height="0.725cm" svg:x="2.911cm" svg:y="28.879cm">
            <draw:text-box>
              <text:p text:style-name="P4"><text:span text:style-name="T3">reset</text:span></text:p>
            </draw:text-box>
          </draw:frame>
        </draw:g>
        <draw:line draw:style-name="gr76" draw:text-style-name="P3" draw:layer="layout" svg:x1="5.762cm" svg:y1="29.226cm" svg:x2="6.01cm" svg:y2="29.23cm">
          <text:p/>
        </draw:line>
        <draw:g>
          <draw:g>
            <draw:rect draw:style-name="gr2" draw:text-style-name="P3" draw:layer="layout" svg:width="1cm" svg:height="1.747cm" svg:x="29.917cm" svg:y="31.396cm">
              <text:p/>
            </draw:rect>
            <draw:custom-shape draw:style-name="gr40" draw:text-style-name="P13" draw:layer="layout" svg:width="0.3cm" svg:height="0.3cm" draw:transform="rotate (-1.57079632679579) translate (30.2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9.76cm" svg:y="31.418cm">
            <draw:text-box>
              <text:p text:style-name="P4"><text:span text:style-name="T3">D</text:span></text:p>
            </draw:text-box>
          </draw:frame>
          <draw:frame draw:style-name="gr79" draw:text-style-name="P5" draw:layer="layout" svg:width="0.832cm" svg:height="0.725cm" svg:x="30.261cm" svg:y="31.419cm">
            <draw:text-box>
              <text:p text:style-name="P4"><text:span text:style-name="T3">Q</text:span></text:p>
            </draw:text-box>
          </draw:frame>
        </draw:g>
        <draw:frame draw:style-name="gr80" draw:text-style-name="P5" draw:layer="layout" svg:width="2.64cm" svg:height="0.725cm" svg:x="29.115cm" svg:y="30.671cm">
          <draw:text-box>
            <text:p text:style-name="P4"><text:span text:style-name="T3">myRegister</text:span></text:p>
          </draw:text-box>
        </draw:frame>
        <draw:frame draw:style-name="gr84" draw:text-style-name="P5" draw:layer="layout" svg:width="1.281cm" svg:height="0.725cm" svg:x="28.636cm" svg:y="32.418cm">
          <draw:text-box>
            <text:p text:style-name="P4"><text:span text:style-name="T3">clk</text:span></text:p>
          </draw:text-box>
        </draw:frame>
        <draw:line draw:style-name="gr76" draw:text-style-name="P3" draw:layer="layout" svg:x1="29.636cm" svg:y1="32.764cm" svg:x2="29.917cm" svg:y2="32.764cm">
          <text:p/>
        </draw:line>
        <draw:frame draw:style-name="gr88" draw:text-style-name="P5" draw:layer="layout" svg:width="2.242cm" svg:height="0.725cm" svg:x="25.574cm" svg:y="31.543cm">
          <draw:text-box>
            <text:p text:style-name="P4"><text:span text:style-name="T3">mySignal</text:span></text:p>
          </draw:text-box>
        </draw:frame>
        <draw:connector draw:style-name="gr8" draw:text-style-name="P3" draw:layer="layout" svg:x1="29.012cm" svg:y1="30.95cm" svg:x2="29.917cm" svg:y2="31.771cm" draw:start-shape="id104" draw:start-glue-point="2" svg:d="M29012 30950v681h905v140">
          <text:p/>
        </draw:connector>
        <draw:path draw:style-name="gr89" draw:text-style-name="P13" xml:id="id104" draw:id="id104" draw:layer="layout" svg:width="0.749cm" svg:height="0.749cm" svg:x="28.637cm" svg:y="30.2cm" svg:viewBox="0 0 750 750" svg:d="M375 0c213 0 375 162 375 375s-162 375-375 375-375-162-375-375 162-375 375-375z">
          <text:p text:style-name="P13">+</text:p>
        </draw:path>
        <draw:connector draw:style-name="gr8" draw:text-style-name="P3" draw:layer="layout" svg:x1="29.387cm" svg:y1="30.575cm" svg:x2="31.675cm" svg:y2="30.565cm" draw:start-shape="id104" draw:start-glue-point="1" svg:d="M29387 30575h1414v-10h874">
          <text:p/>
        </draw:connector>
        <draw:connector draw:style-name="gr8" draw:text-style-name="P3" draw:layer="layout" svg:x1="31.675cm" svg:y1="31.815cm" svg:x2="31.675cm" svg:y2="30.566cm" svg:d="M31675 31815v-1249">
          <text:p/>
        </draw:connector>
        <draw:line draw:style-name="gr76" draw:text-style-name="P3" draw:layer="layout" svg:x1="30.917cm" svg:y1="31.815cm" svg:x2="31.675cm" svg:y2="31.815cm">
          <text:p/>
        </draw:line>
        <draw:connector draw:style-name="gr8" draw:text-style-name="P3" draw:layer="layout" svg:x1="28.17cm" svg:y1="30.574cm" svg:x2="28.637cm" svg:y2="30.577cm" svg:d="M28170 30574h234v3h233">
          <text:p/>
        </draw:connector>
        <draw:frame draw:style-name="gr84" draw:text-style-name="P5" draw:layer="layout" svg:width="1.281cm" svg:height="0.725cm" svg:x="27.316cm" svg:y="30.2cm">
          <draw:text-box>
            <text:p text:style-name="P4"><text:span text:style-name="T3">1</text:span></text:p>
          </draw:text-box>
        </draw:frame>
        <draw:frame draw:style-name="gr90" draw:text-style-name="P5" draw:layer="layout" svg:width="4.617cm" svg:height="0.725cm" svg:x="33.57cm" svg:y="30.671cm">
          <draw:text-box>
            <text:p text:style-name="P4"><text:span text:style-name="T3">myRegisterWithReset</text:span></text:p>
          </draw:text-box>
        </draw:frame>
        <draw:path draw:style-name="gr89" draw:text-style-name="P13" draw:layer="layout" svg:width="0.749cm" svg:height="0.749cm" svg:x="33.139cm" svg:y="30.245cm" svg:viewBox="0 0 750 750" svg:d="M375 0c213 0 375 162 375 375s-162 375-375 375-375-162-375-375 162-375 375-375z">
          <text:p text:style-name="P13">+</text:p>
        </draw:path>
        <draw:line draw:style-name="gr76" draw:text-style-name="P3" draw:layer="layout" svg:x1="36.36cm" svg:y1="31.757cm" svg:x2="38.187cm" svg:y2="31.757cm">
          <text:p/>
        </draw:line>
        <draw:connector draw:style-name="gr8" draw:text-style-name="P3" draw:layer="layout" svg:x1="32.712cm" svg:y1="30.559cm" svg:x2="33.179cm" svg:y2="30.562cm" svg:d="M32712 30559h234v3h233">
          <text:p/>
        </draw:connector>
        <draw:line draw:style-name="gr76" draw:text-style-name="P3" draw:layer="layout" svg:x1="37.007cm" svg:y1="31.957cm" svg:x2="37.188cm" svg:y2="31.596cm">
          <text:p/>
        </draw:line>
        <draw:frame draw:style-name="gr84" draw:text-style-name="P5" draw:layer="layout" svg:width="1.281cm" svg:height="0.725cm" svg:x="36.417cm" svg:y="31.872cm">
          <draw:text-box>
            <text:p text:style-name="P4"><text:span text:style-name="T3">4</text:span></text:p>
          </draw:text-box>
        </draw:frame>
        <draw:line draw:style-name="gr76" draw:text-style-name="P3" draw:layer="layout" svg:x1="31.257cm" svg:y1="31.98cm" svg:x2="31.438cm" svg:y2="31.619cm">
          <text:p/>
        </draw:line>
        <draw:frame draw:style-name="gr84" draw:text-style-name="P5" draw:layer="layout" svg:width="1.281cm" svg:height="0.725cm" svg:x="30.667cm" svg:y="31.895cm">
          <draw:text-box>
            <text:p text:style-name="P4"><text:span text:style-name="T3">4</text:span></text:p>
          </draw:text-box>
        </draw:frame>
        <draw:frame draw:style-name="gr91" draw:text-style-name="P5" draw:layer="layout" svg:width="0.786cm" svg:height="0.725cm" svg:x="29.751cm" svg:y="31.922cm">
          <draw:text-box>
            <text:p text:style-name="P4"><text:span text:style-name="T3">E</text:span></text:p>
          </draw:text-box>
        </draw:frame>
        <draw:frame draw:style-name="gr92" draw:text-style-name="P5" draw:layer="layout" svg:width="1.425cm" svg:height="0.725cm" svg:x="28.355cm" svg:y="31.922cm">
          <draw:text-box>
            <text:p text:style-name="P4"><text:span text:style-name="T3">cond</text:span></text:p>
          </draw:text-box>
        </draw:frame>
        <draw:line draw:style-name="gr76" draw:text-style-name="P3" draw:layer="layout" svg:x1="29.627cm" svg:y1="32.268cm" svg:x2="29.908cm" svg:y2="32.268cm">
          <text:p/>
        </draw:line>
        <draw:line draw:style-name="gr76" draw:text-style-name="P3" draw:layer="layout" svg:x1="38.187cm" svg:y1="30.671cm" svg:x2="38.188cm" svg:y2="31.757cm">
          <text:p/>
        </draw:line>
        <draw:line draw:style-name="gr76" draw:text-style-name="P3" draw:layer="layout" svg:x1="38.188cm" svg:y1="30.671cm" svg:x2="33.889cm" svg:y2="30.62cm">
          <text:p/>
        </draw:line>
        <draw:g>
          <draw:g>
            <draw:rect draw:style-name="gr2" draw:text-style-name="P3" draw:layer="layout" svg:width="1cm" svg:height="1.989cm" svg:x="35.33cm" svg:y="31.456cm">
              <text:p/>
            </draw:rect>
            <draw:custom-shape draw:style-name="gr40" draw:text-style-name="P13" draw:layer="layout" svg:width="0.3cm" svg:height="0.3cm" draw:transform="rotate (-1.57079632679579) translate (35.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5.173cm" svg:y="31.478cm">
            <draw:text-box>
              <text:p text:style-name="P4"><text:span text:style-name="T3">D</text:span></text:p>
            </draw:text-box>
          </draw:frame>
          <draw:frame draw:style-name="gr79" draw:text-style-name="P5" draw:layer="layout" svg:width="0.832cm" svg:height="0.725cm" svg:x="35.674cm" svg:y="31.479cm">
            <draw:text-box>
              <text:p text:style-name="P4"><text:span text:style-name="T3">Q</text:span></text:p>
            </draw:text-box>
          </draw:frame>
        </draw:g>
        <draw:frame draw:style-name="gr84" draw:text-style-name="P5" draw:layer="layout" svg:width="1.281cm" svg:height="0.725cm" svg:x="34.049cm" svg:y="32.478cm">
          <draw:text-box>
            <text:p text:style-name="P4"><text:span text:style-name="T3">clk</text:span></text:p>
          </draw:text-box>
        </draw:frame>
        <draw:line draw:style-name="gr76" draw:text-style-name="P3" draw:layer="layout" svg:x1="35.049cm" svg:y1="32.824cm" svg:x2="35.33cm" svg:y2="32.824cm">
          <text:p/>
        </draw:line>
        <draw:frame draw:style-name="gr91" draw:text-style-name="P5" draw:layer="layout" svg:width="0.786cm" svg:height="0.725cm" svg:x="35.164cm" svg:y="31.982cm">
          <draw:text-box>
            <text:p text:style-name="P4"><text:span text:style-name="T3">E</text:span></text:p>
          </draw:text-box>
        </draw:frame>
        <draw:frame draw:style-name="gr92" draw:text-style-name="P5" draw:layer="layout" svg:width="1.425cm" svg:height="0.725cm" svg:x="33.768cm" svg:y="31.982cm">
          <draw:text-box>
            <text:p text:style-name="P4"><text:span text:style-name="T3">cond</text:span></text:p>
          </draw:text-box>
        </draw:frame>
        <draw:line draw:style-name="gr76" draw:text-style-name="P3" draw:layer="layout" svg:x1="35.04cm" svg:y1="32.328cm" svg:x2="35.321cm" svg:y2="32.328cm">
          <text:p/>
        </draw:line>
        <draw:line draw:style-name="gr76" draw:text-style-name="P3" draw:layer="layout" svg:x1="35.33cm" svg:y1="31.829cm" svg:x2="33.511cm" svg:y2="31.829cm">
          <text:p/>
        </draw:line>
        <draw:line draw:style-name="gr76" draw:text-style-name="P3" draw:layer="layout" svg:x1="33.514cm" svg:y1="30.995cm" svg:x2="33.512cm" svg:y2="31.829cm">
          <text:p/>
        </draw:line>
        <draw:custom-shape draw:style-name="gr96" draw:text-style-name="P3" draw:layer="layout" svg:width="1.443cm" svg:height="0.421cm" draw:transform="rotate (1.5707963267946) translate (24.8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5.117cm" svg:y1="32.901cm" svg:x2="25.117cm" svg:y2="32.446cm">
          <text:p/>
        </draw:line>
        <draw:line draw:style-name="gr76" draw:text-style-name="P3" draw:layer="layout" svg:x1="25.317cm" svg:y1="31.943cm" svg:x2="25.674cm" svg:y2="31.943cm">
          <text:p/>
        </draw:line>
        <draw:line draw:style-name="gr76" draw:text-style-name="P3" draw:layer="layout" svg:x1="24.322cm" svg:y1="31.586cm" svg:x2="24.886cm" svg:y2="31.586cm">
          <text:p/>
        </draw:line>
        <draw:line draw:style-name="gr76" draw:text-style-name="P3" draw:layer="layout" svg:x1="24.332cm" svg:y1="32.262cm" svg:x2="24.896cm" svg:y2="32.262cm">
          <text:p/>
        </draw:line>
        <draw:frame draw:style-name="gr92" draw:text-style-name="P5" draw:layer="layout" svg:width="1.425cm" svg:height="0.725cm" svg:x="23.033cm" svg:y="31.899cm">
          <draw:text-box>
            <text:p text:style-name="P4"><text:span text:style-name="T3">True</text:span></text:p>
          </draw:text-box>
        </draw:frame>
        <draw:frame draw:style-name="gr116" draw:text-style-name="P5" draw:layer="layout" svg:width="1.539cm" svg:height="0.725cm" svg:x="22.977cm" svg:y="31.2cm">
          <draw:text-box>
            <text:p text:style-name="P4"><text:span text:style-name="T3">False</text:span></text:p>
          </draw:text-box>
        </draw:frame>
        <draw:frame draw:style-name="gr92" draw:text-style-name="P5" draw:layer="layout" svg:width="1.425cm" svg:height="0.725cm" svg:x="24.373cm" svg:y="32.908cm">
          <draw:text-box>
            <text:p text:style-name="P4"><text:span text:style-name="T3">cond</text:span></text:p>
          </draw:text-box>
        </draw:frame>
        <draw:frame draw:style-name="gr81" draw:text-style-name="P5" draw:layer="layout" svg:width="1.349cm" svg:height="0.725cm" svg:x="35.144cm" svg:y="32.822cm">
          <draw:text-box>
            <text:p text:style-name="P4"><text:span text:style-name="T3">CLR</text:span></text:p>
          </draw:text-box>
        </draw:frame>
        <draw:line draw:style-name="gr76" draw:text-style-name="P3" draw:layer="layout" svg:x1="35.788cm" svg:y1="33.445cm" svg:x2="35.788cm" svg:y2="33.974cm">
          <text:p/>
        </draw:line>
        <draw:g>
          <draw:rect draw:style-name="gr3" draw:text-style-name="P3" draw:layer="layout" svg:width="0.5cm" svg:height="0.5cm" svg:x="35.04cm" svg:y="33.756cm">
            <text:p/>
          </draw:rect>
          <draw:frame draw:style-name="gr87" draw:text-style-name="P5" draw:layer="layout" svg:width="2.437cm" svg:height="0.725cm" svg:x="32.689cm" svg:y="33.624cm">
            <draw:text-box>
              <text:p text:style-name="P4"><text:span text:style-name="T3">reset</text:span></text:p>
            </draw:text-box>
          </draw:frame>
        </draw:g>
        <draw:line draw:style-name="gr76" draw:text-style-name="P3" draw:layer="layout" svg:x1="35.54cm" svg:y1="33.971cm" svg:x2="35.788cm" svg:y2="33.975cm">
          <text:p/>
        </draw:lin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7" draw:id="id107">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8" draw:id="id108">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10" draw:id="id110">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6" draw:id="id106">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5" draw:start-glue-point="3" draw:end-shape="id106" draw:end-glue-point="1" svg:d="M26577-8647h-1000">
          <text:p/>
        </draw:connector>
        <draw:g xml:id="id105" draw:id="id105">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1" draw:id="id111">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7" draw:start-glue-point="3" svg:d="M21369-8647h-1292v4145">
          <text:p/>
        </draw:connector>
        <draw:connector draw:style-name="gr8" draw:text-style-name="P3" draw:layer="layout" draw:line-skew="-0.05cm" svg:x1="21.356cm" svg:y1="-7.947cm" svg:x2="20.73cm" svg:y2="-4.484cm" draw:start-shape="id108" draw:start-glue-point="3" svg:d="M21356-7947h-626v3463">
          <text:p/>
        </draw:connector>
        <draw:rect draw:style-name="gr2" draw:text-style-name="P3" xml:id="id112" draw:id="id112"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9" draw:id="id109" draw:layer="layout" svg:width="0.25cm" svg:height="1cm" draw:transform="rotate (1.5707963267946) translate (25.635cm -6.509cm)">
          <text:p/>
        </draw:rect>
        <draw:connector draw:style-name="gr31" draw:text-style-name="P3" draw:layer="layout" svg:x1="26.135cm" svg:y1="-6.759cm" svg:x2="25.577cm" svg:y2="-7.947cm" draw:start-shape="id109" draw:start-glue-point="1" draw:end-shape="id110" draw:end-glue-point="1" svg:d="M26135-6759v-1188h-558">
          <text:p/>
        </draw:connector>
        <draw:connector draw:style-name="gr8" draw:text-style-name="P3" draw:layer="layout" svg:x1="19.635cm" svg:y1="-3.884cm" svg:x2="18.471cm" svg:y2="-3.965cm" draw:end-shape="id111" draw:end-glue-point="1" svg:d="M19635-3884h-318v-81h-846">
          <text:p/>
        </draw:connector>
        <draw:connector draw:style-name="gr31" draw:text-style-name="P3" draw:layer="layout" svg:x1="26.148cm" svg:y1="-4.624cm" svg:x2="26.135cm" svg:y2="-5.759cm" draw:end-shape="id112"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0"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4" draw:id="id114">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5" draw:id="id115">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7" draw:id="id117">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3" draw:id="id113">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3" draw:end-glue-point="1" svg:d="M4446-9956h-1000">
          <text:p/>
        </draw:connector>
        <draw:connector draw:style-name="gr8" draw:text-style-name="P3" draw:layer="layout" draw:line-skew="-0.383cm" svg:x1="-0.762cm" svg:y1="-9.956cm" svg:x2="-2.054cm" svg:y2="-5.811cm" draw:start-shape="id114" draw:start-glue-point="3" svg:d="M-762-9956h-1292v4145">
          <text:p/>
        </draw:connector>
        <draw:connector draw:style-name="gr8" draw:text-style-name="P3" draw:layer="layout" draw:line-skew="-0.05cm" svg:x1="-0.775cm" svg:y1="-9.256cm" svg:x2="-1.401cm" svg:y2="-5.793cm" draw:start-shape="id115" draw:start-glue-point="3" svg:d="M-775-9256h-626v3463">
          <text:p/>
        </draw:connector>
        <draw:rect draw:style-name="gr2" draw:text-style-name="P3" xml:id="id118" draw:id="id118"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6" draw:id="id116" draw:layer="layout" svg:width="0.25cm" svg:height="1cm" draw:transform="rotate (1.5707963267946) translate (3.504cm -7.818cm)">
          <text:p/>
        </draw:rect>
        <draw:connector draw:style-name="gr31" draw:text-style-name="P3" draw:layer="layout" svg:x1="4.004cm" svg:y1="-8.068cm" svg:x2="3.446cm" svg:y2="-9.256cm" draw:start-shape="id116" draw:start-glue-point="1" draw:end-shape="id117"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8"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20" draw:id="id120">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1" draw:id="id121">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3" draw:id="id123">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9" draw:id="id119">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9" draw:end-glue-point="1" svg:d="M26570-8646h-1000">
          <text:p/>
        </draw:connector>
        <draw:connector draw:style-name="gr8" draw:text-style-name="P3" draw:layer="layout" draw:line-skew="-0.383cm" svg:x1="21.362cm" svg:y1="-8.646cm" svg:x2="20.07cm" svg:y2="-4.501cm" draw:start-shape="id120" draw:start-glue-point="3" svg:d="M21362-8646h-1292v4145">
          <text:p/>
        </draw:connector>
        <draw:connector draw:style-name="gr8" draw:text-style-name="P3" draw:layer="layout" draw:line-skew="-0.05cm" svg:x1="21.349cm" svg:y1="-7.946cm" svg:x2="20.723cm" svg:y2="-4.483cm" draw:start-shape="id121" draw:start-glue-point="3" svg:d="M21349-7946h-626v3463">
          <text:p/>
        </draw:connector>
        <draw:rect draw:style-name="gr2" draw:text-style-name="P3" xml:id="id124" draw:id="id124"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2" draw:id="id122" draw:layer="layout" svg:width="0.25cm" svg:height="1cm" draw:transform="rotate (1.5707963267946) translate (25.628cm -6.508cm)">
          <text:p/>
        </draw:rect>
        <draw:connector draw:style-name="gr31" draw:text-style-name="P3" draw:layer="layout" svg:x1="26.128cm" svg:y1="-6.758cm" svg:x2="25.57cm" svg:y2="-7.946cm" draw:start-shape="id122" draw:start-glue-point="1" draw:end-shape="id123"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4"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6" draw:id="id126">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7" draw:id="id127">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8" draw:id="id128">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5" draw:id="id125">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5" draw:end-glue-point="1" svg:d="M4253-290h-1000">
          <text:p/>
        </draw:connector>
        <draw:connector draw:style-name="gr8" draw:text-style-name="P3" draw:layer="layout" draw:line-skew="-0.383cm" svg:x1="-0.955cm" svg:y1="-0.29cm" svg:x2="-2.247cm" svg:y2="3.855cm" draw:start-shape="id126" draw:start-glue-point="3" svg:d="M-955-290h-1292v4145">
          <text:p/>
        </draw:connector>
        <draw:connector draw:style-name="gr8" draw:text-style-name="P3" draw:layer="layout" draw:line-skew="-0.05cm" svg:x1="-0.968cm" svg:y1="0.41cm" svg:x2="-1.594cm" svg:y2="3.873cm" draw:start-shape="id127" draw:start-glue-point="3" svg:d="M-968 410h-626v3463">
          <text:p/>
        </draw:connector>
        <draw:connector draw:style-name="gr31" draw:text-style-name="P3" draw:layer="layout" svg:x1="3.793cm" svg:y1="2.056cm" svg:x2="3.253cm" svg:y2="0.41cm" draw:end-shape="id128"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2"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1" draw:id="id131">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2" draw:id="id132">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3" draw:id="id133">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30" draw:id="id130">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9" draw:start-glue-point="3" draw:end-shape="id130" draw:end-glue-point="1" svg:d="M26693 5323h-1000">
          <text:p/>
        </draw:connector>
        <draw:g xml:id="id129" draw:id="id129">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4" draw:id="id134">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1" draw:start-glue-point="3" svg:d="M21485 5323h-1292v4145">
          <text:p/>
        </draw:connector>
        <draw:connector draw:style-name="gr8" draw:text-style-name="P3" draw:layer="layout" draw:line-skew="-0.05cm" svg:x1="21.472cm" svg:y1="6.023cm" svg:x2="20.846cm" svg:y2="9.486cm" draw:start-shape="id132" draw:start-glue-point="3" svg:d="M21472 6023h-626v3463">
          <text:p/>
        </draw:connector>
        <draw:connector draw:style-name="gr31" draw:text-style-name="P3" draw:layer="layout" svg:x1="26.231cm" svg:y1="7.664cm" svg:x2="25.693cm" svg:y2="6.023cm" draw:end-shape="id133" draw:end-glue-point="1" svg:d="M26231 7664h-5v-1641h-533">
          <text:p/>
        </draw:connector>
        <draw:connector draw:style-name="gr8" draw:text-style-name="P3" draw:layer="layout" svg:x1="19.851cm" svg:y1="8.686cm" svg:x2="18.687cm" svg:y2="8.605cm" draw:end-shape="id134"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0"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6" draw:id="id136">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7" draw:id="id137">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5" draw:id="id135">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5" draw:end-glue-point="1" svg:d="M26686 5324h-1000">
          <text:p/>
        </draw:connector>
        <draw:connector draw:style-name="gr8" draw:text-style-name="P3" draw:layer="layout" draw:line-skew="-0.383cm" svg:x1="21.478cm" svg:y1="5.324cm" svg:x2="20.186cm" svg:y2="9.469cm" draw:start-shape="id136" draw:start-glue-point="3" svg:d="M21478 5324h-1292v4145">
          <text:p/>
        </draw:connector>
        <draw:connector draw:style-name="gr8" draw:text-style-name="P3" draw:layer="layout" draw:line-skew="-0.05cm" svg:x1="21.465cm" svg:y1="6.024cm" svg:x2="20.839cm" svg:y2="9.487cm" draw:start-shape="id137"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4"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5"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6"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7"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4"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5"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6"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8"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89"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9"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1"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8"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0" draw:text-style-name="P5" draw:layer="layout" svg:width="2.229cm" svg:height="0.725cm" svg:x="8.281cm" svg:y="16.913cm">
          <draw:text-box>
            <text:p text:style-name="P4"><text:span text:style-name="T3">doRead0</text:span></text:p>
          </draw:text-box>
        </draw:frame>
        <draw:frame draw:style-name="gr131" draw:text-style-name="P5" draw:layer="layout" svg:width="2.212cm" svg:height="0.725cm" svg:x="8.29cm" svg:y="15.072cm">
          <draw:text-box>
            <text:p text:style-name="P4"><text:span text:style-name="T3">doWrite0</text:span></text:p>
          </draw:text-box>
        </draw:frame>
        <draw:frame draw:style-name="gr131"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2"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3"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42cm" svg:y1="17.926cm" svg:x2="19.342cm" svg:y2="17.471cm">
          <text:p/>
        </draw:line>
        <draw:g>
          <draw:rect draw:style-name="gr3" draw:text-style-name="P3" draw:layer="layout" svg:width="0.5cm" svg:height="0.5cm" svg:x="20.519cm" svg:y="16.736cm">
            <text:p/>
          </draw:rect>
          <draw:frame draw:style-name="gr134" draw:text-style-name="P5" draw:layer="layout" svg:width="2.97cm" svg:height="0.725cm" svg:x="20.963cm" svg:y="16.586cm">
            <draw:text-box>
              <text:p text:style-name="P4"><text:span text:style-name="T3">bus.PRDATA</text:span></text:p>
            </draw:text-box>
          </draw:frame>
        </draw:g>
        <draw:line draw:style-name="gr76" draw:text-style-name="P3" draw:layer="layout" svg:x1="19.542cm" svg:y1="16.968cm" svg:x2="19.899cm" svg:y2="16.968cm">
          <text:p/>
        </draw:line>
        <draw:frame draw:style-name="gr130" draw:text-style-name="P5" draw:layer="layout" svg:width="2.229cm" svg:height="0.725cm" svg:x="18.326cm" svg:y="17.915cm">
          <draw:text-box>
            <text:p text:style-name="P4"><text:span text:style-name="T3">doRead0</text:span></text:p>
          </draw:text-box>
        </draw:frame>
        <draw:line draw:style-name="gr76" draw:text-style-name="P3" draw:layer="layout" svg:x1="18.547cm" svg:y1="16.611cm" svg:x2="19.111cm" svg:y2="16.611cm">
          <text:p/>
        </draw:line>
        <draw:line draw:style-name="gr76" draw:text-style-name="P3" draw:layer="layout" svg:x1="18.574cm" svg:y1="16.611cm" svg:x2="18.574cm" svg:y2="15.832cm">
          <text:p/>
        </draw:line>
        <draw:line draw:style-name="gr76" draw:text-style-name="P3" draw:layer="layout" svg:x1="18.557cm" svg:y1="17.287cm" svg:x2="19.121cm" svg:y2="17.287cm">
          <text:p/>
        </draw:line>
        <draw:frame draw:style-name="gr135" draw:text-style-name="P25" draw:layer="layout" svg:width="0.858cm" svg:height="0.738cm" svg:x="17.89cm" svg:y="16.812cm">
          <draw:text-box>
            <text:p text:style-name="P4"><text:span text:style-name="T14">...</text:span></text:p>
          </draw:text-box>
        </draw:frame>
        <draw:frame draw:style-name="gr135"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89"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9"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8"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0" draw:text-style-name="P5" draw:layer="layout" svg:width="2.229cm" svg:height="0.725cm" svg:x="8.265cm" svg:y="20.649cm">
          <draw:text-box>
            <text:p text:style-name="P4"><text:span text:style-name="T3">doRead4</text:span></text:p>
          </draw:text-box>
        </draw:frame>
        <draw:frame draw:style-name="gr131"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1"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1"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6"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3"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4"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0"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5" draw:text-style-name="P25" draw:layer="layout" svg:width="0.858cm" svg:height="0.738cm" svg:x="17.89cm" svg:y="21.358cm">
          <draw:text-box>
            <text:p text:style-name="P4"><text:span text:style-name="T14">...</text:span></text:p>
          </draw:text-box>
        </draw:frame>
        <draw:frame draw:style-name="gr135"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89"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9"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1"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7" draw:text-style-name="P5" draw:layer="layout" svg:width="1.988cm" svg:height="0.725cm" svg:x="15.299cm" svg:y="25.378cm">
          <draw:text-box>
            <text:p text:style-name="P4"><text:span text:style-name="T3">payload</text:span></text:p>
          </draw:text-box>
        </draw:frame>
        <draw:frame draw:style-name="gr131"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3" draw:text-style-name="P5" draw:layer="layout" svg:width="3.084cm" svg:height="0.725cm" svg:x="11.066cm" svg:y="25.378cm">
            <draw:text-box>
              <text:p text:style-name="P4"><text:span text:style-name="T3">bus.PWDATA</text:span></text:p>
            </draw:text-box>
          </draw:frame>
        </draw:g>
        <draw:frame draw:style-name="gr138"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7"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1"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1"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8"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7"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0" draw:text-style-name="P26" draw:layer="layout" svg:width="4.439cm" svg:height="0.963cm" svg:x="10.598cm" svg:y="31.409cm">
          <draw:text-box>
            <text:p><text:span text:style-name="T15">uartCtrl.io.write</text:span></text:p>
          </draw:text-box>
        </draw:frame>
        <draw:custom-shape draw:style-name="gr13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89"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9"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45cm" svg:x2="6.921cm" svg:y2="32.337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4"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0"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5" draw:text-style-name="P25" draw:layer="layout" svg:width="0.858cm" svg:height="0.738cm" svg:x="14.774cm" svg:y="32.988cm">
          <draw:text-box>
            <text:p text:style-name="P4"><text:span text:style-name="T14">...</text:span></text:p>
          </draw:text-box>
        </draw:frame>
        <draw:frame draw:style-name="gr135" draw:text-style-name="P25" draw:layer="layout" svg:width="0.858cm" svg:height="0.738cm" svg:x="16.667cm" svg:y="32.671cm">
          <draw:text-box>
            <text:p text:style-name="P4"><text:span text:style-name="T14">...</text:span></text:p>
          </draw:text-box>
        </draw:frame>
        <draw:frame draw:style-name="gr138"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7"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89"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9"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0" draw:text-style-name="P5" draw:layer="layout" svg:width="2.229cm" svg:height="0.725cm" svg:x="8.454cm" svg:y="31.688cm">
          <draw:text-box>
            <text:p text:style-name="P4"><text:span text:style-name="T3">doRead8</text:span></text:p>
          </draw:text-box>
        </draw:frame>
        <draw:frame draw:style-name="gr141"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7"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8"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2"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7"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3"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4"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5"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6"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7"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8"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1"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4"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5" draw:text-style-name="P25" draw:layer="layout" svg:width="0.858cm" svg:height="0.738cm" svg:x="29.479cm" svg:y="38.132cm">
          <draw:text-box>
            <text:p text:style-name="P4"><text:span text:style-name="T14">...</text:span></text:p>
          </draw:text-box>
        </draw:frame>
        <draw:frame draw:style-name="gr135"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9" draw:text-style-name="P26" draw:layer="layout" svg:width="6.683cm" svg:height="0.963cm" svg:x="27.567cm" svg:y="36.249cm">
          <draw:text-box>
            <text:p><text:span text:style-name="T15">readStreamNonBlocking</text:span></text:p>
          </draw:text-box>
        </draw:frame>
        <draw:frame draw:style-name="gr138"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7"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0"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0"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0"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5cm" svg:y="32.351cm">
              <draw:text-box>
                <text:p text:style-name="P4"><text:span text:style-name="T3">D</text:span></text:p>
              </draw:text-box>
            </draw:frame>
            <draw:frame draw:style-name="gr79" draw:text-style-name="P5" draw:layer="layout" svg:width="0.832cm" svg:height="0.725cm" svg:x="-8.514cm" svg:y="32.352cm">
              <draw:text-box>
                <text:p text:style-name="P4"><text:span text:style-name="T3">Q</text:span></text:p>
              </draw:text-box>
            </draw:frame>
            <draw:frame draw:style-name="gr78" draw:text-style-name="P5" draw:layer="layout" svg:width="0.807cm" svg:height="0.725cm" svg:x="-9.014cm" svg:y="32.801cm">
              <draw:text-box>
                <text:p text:style-name="P4"><text:span text:style-name="T3">E</text:span></text:p>
              </draw:text-box>
            </draw:frame>
          </draw:g>
        </draw:g>
        <draw:line draw:style-name="gr76"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76" draw:text-style-name="P3" draw:layer="layout" svg:x1="-7.768cm" svg:y1="35.202cm" svg:x2="-7.381cm" svg:y2="35.202cm">
          <text:p/>
        </draw:line>
        <draw:line draw:style-name="gr76" draw:text-style-name="P3" draw:layer="layout" svg:x1="-7.38cm" svg:y1="30.41cm" svg:x2="-7.38cm" svg:y2="35.202cm">
          <text:p/>
        </draw:line>
        <draw:line draw:style-name="gr76" draw:text-style-name="P3" draw:layer="layout" svg:x1="-7.38cm" svg:y1="30.41cm" svg:x2="-6.688cm" svg:y2="30.41cm">
          <text:p/>
        </draw:line>
        <draw:line draw:style-name="gr151" draw:text-style-name="P3" draw:layer="layout" svg:x1="-7.858cm" svg:y1="32.677cm" svg:x2="-6.686cm" svg:y2="32.677cm">
          <text:p/>
        </draw:line>
        <draw:line draw:style-name="gr76" draw:text-style-name="P3" draw:layer="layout" svg:x1="-10.225cm" svg:y1="35.449cm" svg:x2="-8.979cm" svg:y2="35.449cm">
          <text:p/>
        </draw:line>
        <draw:line draw:style-name="gr152" draw:text-style-name="P3" draw:layer="layout" svg:x1="-10.125cm" svg:y1="32.701cm" svg:x2="-8.879cm" svg:y2="32.701cm">
          <text:p/>
        </draw:line>
        <draw:line draw:style-name="gr76" draw:text-style-name="P3" draw:layer="layout" svg:x1="-9.389cm" svg:y1="30.867cm" svg:x2="-9.39cm" svg:y2="35.449cm">
          <text:p/>
        </draw:line>
        <draw:line draw:style-name="gr76"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4cm" svg:y="30.086cm">
              <draw:text-box>
                <text:p text:style-name="P4"><text:span text:style-name="T3">D</text:span></text:p>
              </draw:text-box>
            </draw:frame>
            <draw:frame draw:style-name="gr79" draw:text-style-name="P5" draw:layer="layout" svg:width="0.832cm" svg:height="0.725cm" svg:x="-8.513cm" svg:y="30.087cm">
              <draw:text-box>
                <text:p text:style-name="P4"><text:span text:style-name="T3">Q</text:span></text:p>
              </draw:text-box>
            </draw:frame>
            <draw:frame draw:style-name="gr78" draw:text-style-name="P5" draw:layer="layout" svg:width="0.807cm" svg:height="0.725cm" svg:x="-9.013cm" svg:y="30.536cm">
              <draw:text-box>
                <text:p text:style-name="P4"><text:span text:style-name="T3">E</text:span></text:p>
              </draw:text-box>
            </draw:frame>
          </draw:g>
        </draw:g>
        <draw:line draw:style-name="gr153" draw:text-style-name="P3" draw:layer="layout" svg:x1="-7.857cm" svg:y1="30.412cm" svg:x2="-6.685cm" svg:y2="30.412cm">
          <text:p/>
        </draw:line>
        <draw:line draw:style-name="gr152" draw:text-style-name="P3" draw:layer="layout" svg:x1="-10.124cm" svg:y1="30.436cm" svg:x2="-8.878cm" svg:y2="30.436cm">
          <text:p/>
        </draw:line>
        <draw:line draw:style-name="gr76" draw:text-style-name="P3" draw:layer="layout" svg:x1="-9.389cm" svg:y1="30.867cm" svg:x2="-8.857cm" svg:y2="30.867cm">
          <text:p/>
        </draw:line>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4"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5"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6"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7"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61cm" svg:y="17.698cm">
              <draw:text-box>
                <text:p text:style-name="P4"><text:span text:style-name="T3">D</text:span></text:p>
              </draw:text-box>
            </draw:frame>
            <draw:frame draw:style-name="gr79" draw:text-style-name="P5" draw:layer="layout" svg:width="0.832cm" svg:height="0.725cm" svg:x="9.36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8"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9" draw:text-style-name="P5" draw:layer="layout" svg:width="3.673cm" svg:height="0.725cm" svg:x="2.506cm" svg:y="17.476cm">
          <draw:text-box>
            <text:p text:style-name="P4"><text:span text:style-name="T3">bitTimer.recenter</text:span></text:p>
          </draw:text-box>
        </draw:frame>
        <draw:path draw:style-name="gr89" draw:text-style-name="P13" draw:layer="layout" svg:width="0.749cm" svg:height="0.749cm" svg:x="11.818cm" svg:y="17.441cm" svg:viewBox="0 0 750 750" svg:d="M375 0c213 0 375 162 375 375s-162 375-375 375-375-162-375-375 162-375 375-375z">
          <text:p text:style-name="P13">=</text:p>
        </draw:path>
        <draw:frame draw:style-name="gr160" draw:text-style-name="P5" draw:layer="layout" svg:width="2.75cm" svg:height="0.725cm" svg:x="9.987cm" svg:y="18.072cm">
          <draw:text-box>
            <text:p text:style-name="P4"><text:span text:style-name="T3">sampler.tick</text:span></text:p>
          </draw:text-box>
        </draw:frame>
        <draw:frame draw:style-name="gr157"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61" draw:text-style-name="P5" draw:layer="layout" svg:width="3.474cm" svg:height="0.725cm" svg:x="18.04cm" svg:y="17.459cm">
          <draw:text-box>
            <text:p text:style-name="P4"><text:span text:style-name="T3">bitCounter.clear</text:span></text:p>
          </draw:text-box>
        </draw:frame>
        <draw:frame draw:style-name="gr160" draw:text-style-name="P5" draw:layer="layout" svg:width="2.75cm" svg:height="0.725cm" svg:x="18.829cm" svg:y="17.996cm">
          <draw:text-box>
            <text:p text:style-name="P4"><text:span text:style-name="T3">bitTimer.tick</text:span></text:p>
          </draw:text-box>
        </draw:frame>
        <draw:frame draw:style-name="gr162"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63"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4"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5" draw:text-style-name="P13" draw:layer="layout" svg:x1="11.504cm" svg:y1="24.242cm" svg:x2="13.4cm" svg:y2="24.242cm">
          <text:p/>
        </draw:line>
        <draw:line draw:style-name="gr165" draw:text-style-name="P13" draw:layer="layout" svg:x1="12.591cm" svg:y1="23.357cm" svg:x2="13.832cm" svg:y2="23.891cm">
          <text:p/>
        </draw:line>
        <draw:frame draw:style-name="gr166"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7"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8"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5" draw:text-style-name="P13" draw:layer="layout" svg:x1="13.598cm" svg:y1="24.759cm" svg:x2="12.39cm" svg:y2="24.783cm">
          <text:p/>
        </draw:line>
        <draw:line draw:style-name="gr165" draw:text-style-name="P13" draw:layer="layout" svg:x1="12.881cm" svg:y1="25.816cm" svg:x2="13.861cm" svg:y2="25.209cm">
          <text:p/>
        </draw:line>
        <draw:line draw:style-name="gr165" draw:text-style-name="P13" draw:layer="layout" svg:x1="14.364cm" svg:y1="25.389cm" svg:x2="12.881cm" svg:y2="26.453cm">
          <text:p/>
        </draw:line>
        <draw:rect draw:style-name="gr42" draw:text-style-name="P3" draw:layer="layout" svg:width="29.96cm" svg:height="8.688cm" svg:x="1cm" svg:y="5.497cm">
          <text:p/>
        </draw:rect>
        <draw:frame draw:style-name="gr169"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0"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1"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2"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60"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5"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89"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89"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89"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89"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73"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4" draw:text-style-name="P31" draw:layer="layout" svg:width="3.965cm" svg:height="0.882cm" svg:x="-11.063cm" svg:y="19.181cm">
          <draw:text-box>
            <text:p text:style-name="P28"><text:span text:style-name="T18"><text:s text:c="3"/></text:span><text:span text:style-name="T18">bitTimer.tick</text:span></text:p>
          </draw:text-box>
        </draw:frame>
        <draw:frame draw:style-name="gr175"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4"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6"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7"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9" draw:text-style-name="P5" draw:layer="layout" svg:width="3.673cm" svg:height="0.725cm" svg:x="20.542cm" svg:y="17.48cm">
          <draw:text-box>
            <text:p text:style-name="P4"><text:span text:style-name="T3">=&gt; 0</text:span></text:p>
          </draw:text-box>
        </draw:frame>
        <draw:frame draw:style-name="gr157" draw:text-style-name="P5" draw:layer="layout" svg:width="2.741cm" svg:height="0.725cm" svg:x="21.106cm" svg:y="18.005cm">
          <draw:text-box>
            <text:p text:style-name="P4"><text:span text:style-name="T3">=&gt; +1</text:span></text:p>
          </draw:text-box>
        </draw:frame>
        <draw:frame draw:style-name="gr159" draw:text-style-name="P5" draw:layer="layout" svg:width="3.673cm" svg:height="0.725cm" svg:x="5.215cm" svg:y="17.523cm">
          <draw:text-box>
            <text:p text:style-name="P4"><text:span text:style-name="T3">=&gt; C</text:span></text:p>
          </draw:text-box>
        </draw:frame>
        <draw:frame draw:style-name="gr157"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8" draw:text-style-name="P5" draw:layer="layout" svg:width="0.746cm" svg:height="0.725cm" svg:x="-12.566cm" svg:y="7.184cm">
          <draw:text-box>
            <text:p text:style-name="P4"><text:span text:style-name="T3">1</text:span></text:p>
          </draw:text-box>
        </draw:frame>
        <draw:frame draw:style-name="gr158" draw:text-style-name="P5" draw:layer="layout" svg:width="0.746cm" svg:height="0.725cm" svg:x="-12.084cm" svg:y="7.182cm">
          <draw:text-box>
            <text:p text:style-name="P4"><text:span text:style-name="T3">2</text:span></text:p>
          </draw:text-box>
        </draw:frame>
        <draw:frame draw:style-name="gr158"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60" draw:text-style-name="P5" draw:layer="layout" svg:width="2.75cm" svg:height="0.725cm" svg:x="-7.238cm" svg:y="5.999cm">
          <draw:text-box>
            <text:p text:style-name="P4"><text:span text:style-name="T3">bitTimer.tick</text:span></text:p>
          </draw:text-box>
        </draw:frame>
        <draw:frame draw:style-name="gr160" draw:text-style-name="P5" draw:layer="layout" svg:width="2.75cm" svg:height="0.725cm" svg:x="-3.845cm" svg:y="6.035cm">
          <draw:text-box>
            <text:p text:style-name="P4"><text:span text:style-name="T3">bitTimer.tick</text:span></text:p>
          </draw:text-box>
        </draw:frame>
        <draw:frame draw:style-name="gr160" draw:text-style-name="P5" draw:layer="layout" svg:width="2.75cm" svg:height="0.725cm" svg:x="-10.387cm" svg:y="6.035cm">
          <draw:text-box>
            <text:p text:style-name="P4"><text:span text:style-name="T3">bitTimer.tick</text:span></text:p>
          </draw:text-box>
        </draw:frame>
        <draw:frame draw:style-name="gr178" draw:text-style-name="P4" draw:layer="layout" svg:width="2.741cm" svg:height="0.726cm" svg:x="-13.304cm" svg:y="6.006cm">
          <draw:text-box>
            <text:p text:style-name="P4"><text:span text:style-name="T3">sampler.tick</text:span></text:p>
          </draw:text-box>
        </draw:frame>
        <draw:frame draw:style-name="gr179"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5"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0"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4" draw:text-style-name="P29" draw:layer="layout" svg:width="3.965cm" svg:height="0.882cm" svg:x="28.911cm" svg:y="31.234cm">
          <draw:text-box>
            <text:p text:style-name="P28"><text:span text:style-name="T4">vgaCtrl.io.axi</text:span></text:p>
          </draw:text-box>
        </draw:frame>
        <draw:frame draw:style-name="gr181"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82" draw:text-style-name="P31" draw:layer="layout" svg:width="4.892cm" svg:height="0.882cm" svg:x="24.146cm" svg:y="17.324cm">
          <draw:text-box>
            <text:p text:style-name="P28"><text:span text:style-name="T18">core.io.debugBus</text:span></text:p>
          </draw:text-box>
        </draw:frame>
        <draw:frame draw:style-name="gr174"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4" draw:text-style-name="P31" draw:layer="layout" svg:width="3.965cm" svg:height="0.882cm" svg:x="-0.059cm" svg:y="16.981cm">
          <draw:text-box>
            <text:p text:style-name="P28"><text:span text:style-name="T4">interrupt</text:span></text:p>
          </draw:text-box>
        </draw:frame>
        <draw:frame draw:style-name="gr174"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4"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4"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83"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8" draw:id="id138">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40" draw:id="id140">
          <draw:rect draw:style-name="gr3" draw:text-style-name="P3" draw:layer="layout" svg:width="0.5cm" svg:height="0.5cm" svg:x="8.005cm" svg:y="-8.779cm">
            <text:p/>
          </draw:rect>
          <draw:frame draw:style-name="gr184" draw:text-style-name="P5" draw:layer="layout" svg:width="2.415cm" svg:height="0.725cm" svg:x="5.676cm" svg:y="-8.911cm">
            <draw:text-box>
              <text:p text:style-name="P4"><text:span text:style-name="T3">outputs(0)</text:span></text:p>
            </draw:text-box>
          </draw:frame>
        </draw:g>
        <draw:g xml:id="id139" draw:id="id139">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6" draw:id="id146">
          <draw:rect draw:style-name="gr3" draw:text-style-name="P3" draw:layer="layout" svg:width="0.5cm" svg:height="0.5cm" svg:x="8.005cm" svg:y="-8.147cm">
            <text:p/>
          </draw:rect>
          <draw:frame draw:style-name="gr184" draw:text-style-name="P5" draw:layer="layout" svg:width="2.415cm" svg:height="0.725cm" svg:x="5.676cm" svg:y="-8.279cm">
            <draw:text-box>
              <text:p text:style-name="P4"><text:span text:style-name="T3">outputs(1)</text:span></text:p>
            </draw:text-box>
          </draw:frame>
        </draw:g>
        <draw:g xml:id="id144" draw:id="id144">
          <draw:rect draw:style-name="gr3" draw:text-style-name="P3" draw:layer="layout" svg:width="0.5cm" svg:height="0.5cm" svg:x="8.005cm" svg:y="-7.504cm">
            <text:p/>
          </draw:rect>
          <draw:frame draw:style-name="gr184" draw:text-style-name="P5" draw:layer="layout" svg:width="2.415cm" svg:height="0.725cm" svg:x="5.676cm" svg:y="-7.636cm">
            <draw:text-box>
              <text:p text:style-name="P4"><text:span text:style-name="T3">outputs(2)</text:span></text:p>
            </draw:text-box>
          </draw:frame>
        </draw:g>
        <draw:g xml:id="id142" draw:id="id142">
          <draw:rect draw:style-name="gr3" draw:text-style-name="P3" draw:layer="layout" svg:width="0.5cm" svg:height="0.5cm" svg:x="8.004cm" svg:y="-6.872cm">
            <text:p/>
          </draw:rect>
          <draw:frame draw:style-name="gr184"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8" draw:start-glue-point="1" draw:end-shape="id139"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9" draw:id="id149">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1" draw:id="id141">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7" draw:id="id147">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5" draw:id="id145">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3" draw:id="id143">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40" draw:start-glue-point="1" draw:end-shape="id141" draw:end-glue-point="3" svg:d="M8505-8549h1600">
          <text:p/>
        </draw:connector>
        <draw:connector draw:style-name="gr8" draw:text-style-name="P3" draw:layer="layout" draw:line-skew="-0.556cm" svg:x1="8.504cm" svg:y1="-6.642cm" svg:x2="10.118cm" svg:y2="-0.299cm" draw:start-shape="id142" draw:start-glue-point="1" draw:end-shape="id143" draw:end-glue-point="3" svg:d="M8504-6642h251v6343h1363">
          <text:p/>
        </draw:connector>
        <draw:connector draw:style-name="gr8" draw:text-style-name="P3" draw:layer="layout" draw:line-skew="-0.05cm" svg:x1="8.505cm" svg:y1="-7.274cm" svg:x2="10.105cm" svg:y2="-3.049cm" draw:start-shape="id144" draw:start-glue-point="1" draw:end-shape="id145" draw:end-glue-point="3" svg:d="M8505-7274h750v4225h850">
          <text:p/>
        </draw:connector>
        <draw:connector draw:style-name="gr8" draw:text-style-name="P3" draw:layer="layout" draw:line-skew="0.45cm" svg:x1="8.505cm" svg:y1="-7.917cm" svg:x2="10.105cm" svg:y2="-5.799cm" draw:start-shape="id146" draw:start-glue-point="1" draw:end-shape="id147"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5" draw:id="id155">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8" draw:id="id148">
          <draw:rect draw:style-name="gr3" draw:text-style-name="P3" draw:layer="layout" svg:width="0.5cm" svg:height="0.5cm" svg:x="17.255cm" svg:y="-8.779cm">
            <text:p/>
          </draw:rect>
          <draw:frame draw:style-name="gr185" draw:text-style-name="P5" draw:layer="layout" svg:width="2.153cm" svg:height="0.725cm" svg:x="17.699cm" svg:y="-8.911cm">
            <draw:text-box>
              <text:p text:style-name="P4"><text:span text:style-name="T3">inputs(0)</text:span></text:p>
            </draw:text-box>
          </draw:frame>
        </draw:g>
        <draw:g xml:id="id153" draw:id="id153">
          <draw:rect draw:style-name="gr3" draw:text-style-name="P3" draw:layer="layout" svg:width="0.5cm" svg:height="0.5cm" svg:x="17.255cm" svg:y="-8.147cm">
            <text:p/>
          </draw:rect>
          <draw:frame draw:style-name="gr185" draw:text-style-name="P5" draw:layer="layout" svg:width="2.153cm" svg:height="0.725cm" svg:x="17.699cm" svg:y="-8.279cm">
            <draw:text-box>
              <text:p text:style-name="P4"><text:span text:style-name="T3">inputs(1)</text:span></text:p>
            </draw:text-box>
          </draw:frame>
        </draw:g>
        <draw:g xml:id="id151" draw:id="id151">
          <draw:rect draw:style-name="gr3" draw:text-style-name="P3" draw:layer="layout" svg:width="0.5cm" svg:height="0.5cm" svg:x="17.255cm" svg:y="-7.514cm">
            <text:p/>
          </draw:rect>
          <draw:frame draw:style-name="gr185" draw:text-style-name="P5" draw:layer="layout" svg:width="2.153cm" svg:height="0.725cm" svg:x="17.699cm" svg:y="-7.646cm">
            <draw:text-box>
              <text:p text:style-name="P4"><text:span text:style-name="T3">inputs(2)</text:span></text:p>
            </draw:text-box>
          </draw:frame>
        </draw:g>
        <draw:g xml:id="id150" draw:id="id150">
          <draw:rect draw:style-name="gr3" draw:text-style-name="P3" draw:layer="layout" svg:width="0.5cm" svg:height="0.5cm" svg:x="17.255cm" svg:y="-6.882cm">
            <text:p/>
          </draw:rect>
          <draw:frame draw:style-name="gr185"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8" draw:start-glue-point="3" draw:end-shape="id149" draw:end-glue-point="1" svg:d="M17255-8549h-831v-1h-832">
          <text:p/>
        </draw:connector>
        <draw:connector draw:style-name="gr8" draw:text-style-name="P3" draw:layer="layout" draw:line-skew="0.783cm" svg:x1="17.255cm" svg:y1="-6.652cm" svg:x2="15.716cm" svg:y2="-0.287cm" draw:start-shape="id150" draw:start-glue-point="3" svg:d="M17255-6652h-250v6365h-1289">
          <text:p/>
        </draw:connector>
        <draw:connector draw:style-name="gr8" draw:text-style-name="P3" draw:layer="layout" draw:line-skew="0.081cm" svg:x1="17.255cm" svg:y1="-7.284cm" svg:x2="15.592cm" svg:y2="-3.075cm" draw:start-shape="id151" draw:start-glue-point="3" draw:end-shape="id152" draw:end-glue-point="1" svg:d="M17255-7284h-750v4209h-913">
          <text:p/>
        </draw:connector>
        <draw:connector draw:style-name="gr8" draw:text-style-name="P3" draw:layer="layout" draw:line-skew="-0.419cm" svg:x1="17.255cm" svg:y1="-7.917cm" svg:x2="15.592cm" svg:y2="-5.816cm" draw:start-shape="id153" draw:start-glue-point="3" draw:end-shape="id154" draw:end-glue-point="1" svg:d="M17255-7917h-1250v2101h-413">
          <text:p/>
        </draw:connector>
        <draw:g xml:id="id154" draw:id="id154">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2" draw:id="id152">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5"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6"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87"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88"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76"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88" draw:text-style-name="P5" draw:layer="layout" svg:width="2.242cm" svg:height="0.725cm" svg:x="5.148cm" svg:y="5.072cm">
          <draw:text-box>
            <text:p text:style-name="P4"><text:span text:style-name="T3">W</text:span></text:p>
          </draw:text-box>
        </draw:frame>
        <draw:line draw:style-name="gr76" draw:text-style-name="P3" draw:layer="layout" svg:x1="5.381cm" svg:y1="6.483cm" svg:x2="6.69cm" svg:y2="6.483cm">
          <text:p/>
        </draw:line>
        <draw:frame draw:style-name="gr88" draw:text-style-name="P5" draw:layer="layout" svg:width="2.242cm" svg:height="0.725cm" svg:x="5.153cm" svg:y="5.898cm">
          <draw:text-box>
            <text:p text:style-name="P4"><text:span text:style-name="T3">R</text:span></text:p>
          </draw:text-box>
        </draw:frame>
        <draw:line draw:style-name="gr76" draw:text-style-name="P3" draw:layer="layout" svg:x1="9.682cm" svg:y1="6.483cm" svg:x2="10.691cm" svg:y2="6.483cm">
          <text:p/>
        </draw:line>
        <draw:path draw:style-name="gr89"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76" draw:text-style-name="P3" draw:layer="layout" svg:x1="13.589cm" svg:y1="6.871cm" svg:x2="14.367cm" svg:y2="6.871cm">
          <text:p/>
        </draw:line>
        <draw:line draw:style-name="gr189" draw:text-style-name="P3" draw:layer="layout" svg:x1="6.69cm" svg:y1="6.483cm" svg:x2="9.692cm" svg:y2="6.483cm">
          <text:p/>
        </draw:line>
        <draw:line draw:style-name="gr76" draw:text-style-name="P3" draw:layer="layout" svg:x1="11.427cm" svg:y1="7.298cm" svg:x2="12.12cm" svg:y2="7.298cm">
          <text:p/>
        </draw:line>
        <draw:line draw:style-name="gr76" draw:text-style-name="P3" draw:layer="layout" svg:x1="11.418cm" svg:y1="6.492cm" svg:x2="12.111cm" svg:y2="6.492cm">
          <text:p/>
        </draw:line>
        <draw:g>
          <draw:frame draw:style-name="gr190" draw:text-style-name="P5" draw:layer="layout" svg:width="3.36cm" svg:height="0.725cm" svg:x="1.641cm" svg:y="9.55cm">
            <draw:text-box>
              <text:p text:style-name="P4"><text:span text:style-name="T3">io.cmd.payload</text:span></text:p>
            </draw:text-box>
          </draw:frame>
        </draw:g>
        <draw:g>
          <draw:frame draw:style-name="gr191" draw:text-style-name="P5" draw:layer="layout" svg:width="2.344cm" svg:height="0.725cm" svg:x="4.832cm" svg:y="9.911cm">
            <draw:text-box>
              <text:p text:style-name="P4"><text:span text:style-name="T3">header(0)</text:span></text:p>
            </draw:text-box>
          </draw:frame>
        </draw:g>
        <draw:line draw:style-name="gr76" draw:text-style-name="P3" draw:layer="layout" svg:x1="4.832cm" svg:y1="9.887cm" svg:x2="7.199cm" svg:y2="9.887cm">
          <text:p/>
        </draw:line>
        <draw:path draw:style-name="gr89" draw:text-style-name="P13" draw:layer="layout" svg:width="0.749cm" svg:height="0.749cm" svg:x="7.176cm" svg:y="9.724cm" svg:viewBox="0 0 750 750" svg:d="M375 0c213 0 375 162 375 375s-162 375-375 375-375-162-375-375 162-375 375-375z">
          <text:p text:style-name="P13">=</text:p>
        </draw:path>
        <draw:line draw:style-name="gr76" draw:text-style-name="P3" draw:layer="layout" svg:x1="7.932cm" svg:y1="10.099cm" svg:x2="8.732cm" svg:y2="10.099cm">
          <text:p/>
        </draw:line>
        <draw:line draw:style-name="gr76" draw:text-style-name="P3" draw:layer="layout" svg:x1="6.963cm" svg:y1="10.287cm" svg:x2="7.204cm" svg:y2="10.287cm">
          <text:p/>
        </draw:line>
        <draw:g>
          <draw:frame draw:style-name="gr94" draw:text-style-name="P5" draw:layer="layout" svg:width="2.462cm" svg:height="0.725cm" svg:x="7.808cm" svg:y="9.756cm">
            <draw:text-box>
              <text:p text:style-name="P4"><text:span text:style-name="T3">hits(0)</text:span></text:p>
            </draw:text-box>
          </draw:frame>
        </draw:g>
        <draw:g>
          <draw:frame draw:style-name="gr190" draw:text-style-name="P5" draw:layer="layout" svg:width="3.36cm" svg:height="0.725cm" svg:x="1.642cm" svg:y="10.65cm">
            <draw:text-box>
              <text:p text:style-name="P4"><text:span text:style-name="T3">io.cmd.payload</text:span></text:p>
            </draw:text-box>
          </draw:frame>
        </draw:g>
        <draw:g>
          <draw:frame draw:style-name="gr191" draw:text-style-name="P5" draw:layer="layout" svg:width="2.344cm" svg:height="0.725cm" svg:x="4.833cm" svg:y="11.011cm">
            <draw:text-box>
              <text:p text:style-name="P4"><text:span text:style-name="T3">header(1)</text:span></text:p>
            </draw:text-box>
          </draw:frame>
        </draw:g>
        <draw:line draw:style-name="gr76" draw:text-style-name="P3" draw:layer="layout" svg:x1="4.833cm" svg:y1="10.987cm" svg:x2="7.2cm" svg:y2="10.987cm">
          <text:p/>
        </draw:line>
        <draw:path draw:style-name="gr89" draw:text-style-name="P13" draw:layer="layout" svg:width="0.749cm" svg:height="0.749cm" svg:x="7.177cm" svg:y="10.824cm" svg:viewBox="0 0 750 750" svg:d="M375 0c213 0 375 162 375 375s-162 375-375 375-375-162-375-375 162-375 375-375z">
          <text:p text:style-name="P13">=</text:p>
        </draw:path>
        <draw:line draw:style-name="gr76" draw:text-style-name="P3" draw:layer="layout" svg:x1="7.933cm" svg:y1="11.199cm" svg:x2="8.733cm" svg:y2="11.199cm">
          <text:p/>
        </draw:line>
        <draw:line draw:style-name="gr76" draw:text-style-name="P3" draw:layer="layout" svg:x1="6.964cm" svg:y1="11.387cm" svg:x2="7.205cm" svg:y2="11.387cm">
          <text:p/>
        </draw:line>
        <draw:g>
          <draw:frame draw:style-name="gr94" draw:text-style-name="P5" draw:layer="layout" svg:width="2.462cm" svg:height="0.725cm" svg:x="7.809cm" svg:y="10.856cm">
            <draw:text-box>
              <text:p text:style-name="P4"><text:span text:style-name="T3">hits(1)</text:span></text:p>
            </draw:text-box>
          </draw:frame>
        </draw:g>
        <draw:path draw:style-name="gr77" draw:text-style-name="P13" draw:layer="layout" svg:width="0.199cm" svg:height="0.199cm" svg:x="7.42cm" svg:y="11.736cm" svg:viewBox="0 0 200 200" svg:d="M100 0c57 0 100 43 100 100s-43 100-100 100-100-43-100-100 43-100 100-100z">
          <text:p/>
        </draw:path>
        <draw:path draw:style-name="gr77" draw:text-style-name="P13" draw:layer="layout" svg:width="0.199cm" svg:height="0.199cm" svg:x="7.42cm" svg:y="12.136cm" svg:viewBox="0 0 200 200" svg:d="M100 0c57 0 100 43 100 100s-43 100-100 100-100-43-100-100 43-100 100-100z">
          <text:p/>
        </draw:path>
        <draw:path draw:style-name="gr77" draw:text-style-name="P13" draw:layer="layout" svg:width="0.199cm" svg:height="0.199cm" svg:x="7.42cm" svg:y="11.737cm" svg:viewBox="0 0 200 200" svg:d="M100 0c57 0 100 43 100 100s-43 100-100 100-100-43-100-100 43-100 100-100z">
          <text:p/>
        </draw:path>
        <draw:path draw:style-name="gr77" draw:text-style-name="P13" draw:layer="layout" svg:width="0.199cm" svg:height="0.199cm" svg:x="7.42cm" svg:y="12.137cm" svg:viewBox="0 0 200 200" svg:d="M100 0c57 0 100 43 100 100s-43 100-100 100-100-43-100-100 43-100 100-100z">
          <text:p/>
        </draw:path>
        <draw:g>
          <draw:frame draw:style-name="gr190" draw:text-style-name="P5" draw:layer="layout" svg:width="3.36cm" svg:height="0.725cm" svg:x="1.642cm" svg:y="12.394cm">
            <draw:text-box>
              <text:p text:style-name="P4"><text:span text:style-name="T3">io.cmd.payload</text:span></text:p>
            </draw:text-box>
          </draw:frame>
        </draw:g>
        <draw:g>
          <draw:frame draw:style-name="gr191" draw:text-style-name="P5" draw:layer="layout" svg:width="2.344cm" svg:height="0.725cm" svg:x="4.833cm" svg:y="12.755cm">
            <draw:text-box>
              <text:p text:style-name="P4"><text:span text:style-name="T3">header(n)</text:span></text:p>
            </draw:text-box>
          </draw:frame>
        </draw:g>
        <draw:line draw:style-name="gr76" draw:text-style-name="P3" draw:layer="layout" svg:x1="4.833cm" svg:y1="12.731cm" svg:x2="7.2cm" svg:y2="12.731cm">
          <text:p/>
        </draw:line>
        <draw:path draw:style-name="gr89" draw:text-style-name="P13" draw:layer="layout" svg:width="0.749cm" svg:height="0.749cm" svg:x="7.177cm" svg:y="12.568cm" svg:viewBox="0 0 750 750" svg:d="M375 0c213 0 375 162 375 375s-162 375-375 375-375-162-375-375 162-375 375-375z">
          <text:p text:style-name="P13">=</text:p>
        </draw:path>
        <draw:line draw:style-name="gr76" draw:text-style-name="P3" draw:layer="layout" svg:x1="7.933cm" svg:y1="12.943cm" svg:x2="8.733cm" svg:y2="12.943cm">
          <text:p/>
        </draw:line>
        <draw:line draw:style-name="gr76" draw:text-style-name="P3" draw:layer="layout" svg:x1="6.964cm" svg:y1="13.131cm" svg:x2="7.205cm" svg:y2="13.131cm">
          <text:p/>
        </draw:line>
        <draw:g>
          <draw:frame draw:style-name="gr94" draw:text-style-name="P5" draw:layer="layout" svg:width="2.462cm" svg:height="0.725cm" svg:x="7.809cm" svg:y="12.6cm">
            <draw:text-box>
              <text:p text:style-name="P4"><text:span text:style-name="T3">hits(n)</text:span></text:p>
            </draw:text-box>
          </draw:frame>
        </draw:g>
        <draw:custom-shape draw:style-name="gr96"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0.133cm" svg:y1="10.099cm" svg:x2="10.933cm" svg:y2="10.099cm">
          <text:p/>
        </draw:line>
        <draw:line draw:style-name="gr76" draw:text-style-name="P3" draw:layer="layout" svg:x1="10.134cm" svg:y1="11.199cm" svg:x2="10.934cm" svg:y2="11.199cm">
          <text:p/>
        </draw:line>
        <draw:line draw:style-name="gr76" draw:text-style-name="P3" draw:layer="layout" svg:x1="10.134cm" svg:y1="12.943cm" svg:x2="10.934cm" svg:y2="12.943cm">
          <text:p/>
        </draw:line>
        <draw:line draw:style-name="gr76" draw:text-style-name="P3" draw:layer="layout" svg:x1="11.256cm" svg:y1="10.179cm" svg:x2="11.25cm" svg:y2="9.57cm">
          <text:p/>
        </draw:line>
        <draw:line draw:style-name="gr76" draw:text-style-name="P3" draw:layer="layout" svg:x1="11.479cm" svg:y1="11.493cm" svg:x2="12.279cm" svg:y2="11.493cm">
          <text:p/>
        </draw:line>
        <draw:line draw:style-name="gr76" draw:text-style-name="P3" draw:layer="layout" svg:x1="13.5cm" svg:y1="9.57cm" svg:x2="11.25cm" svg:y2="9.57cm">
          <text:p/>
        </draw:line>
        <draw:line draw:style-name="gr76" draw:text-style-name="P3" draw:layer="layout" svg:x1="13.5cm" svg:y1="9.57cm" svg:x2="13.5cm" svg:y2="10.57cm">
          <text:p/>
        </draw:line>
        <draw:line draw:style-name="gr76"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84"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87"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83" draw:text-style-name="P32" draw:layer="layout" svg:width="5.531cm" svg:height="1.216cm" svg:x="-6.541cm" svg:y="20.394cm">
          <draw:text-box>
            <text:p text:style-name="P28"><text:span text:style-name="T19">AxiCrossbar</text:span></text:p>
          </draw:text-box>
        </draw:frame>
        <draw:custom-shape draw:style-name="gr96"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098cm" svg:y1="17.104cm" svg:x2="5.7cm" svg:y2="17.104cm">
          <text:p/>
        </draw:line>
        <draw:line draw:style-name="gr76" draw:text-style-name="P3" draw:layer="layout" svg:x1="7.933cm" svg:y1="12.943cm" svg:x2="8.733cm" svg:y2="12.943cm">
          <text:p/>
        </draw:line>
        <draw:line draw:style-name="gr76" draw:text-style-name="P3" draw:layer="layout" svg:x1="21.261cm" svg:y1="18.069cm" svg:x2="21.852cm" svg:y2="18.069cm">
          <text:p/>
        </draw:line>
        <draw:line draw:style-name="gr76"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2cm" svg:y="17.164cm">
              <draw:text-box>
                <text:p text:style-name="P4"><text:span text:style-name="T3">D</text:span></text:p>
              </draw:text-box>
            </draw:frame>
            <draw:frame draw:style-name="gr79"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815cm" svg:y="17.213cm">
              <draw:text-box>
                <text:p text:style-name="P4"><text:span text:style-name="T3">D</text:span></text:p>
              </draw:text-box>
            </draw:frame>
            <draw:frame draw:style-name="gr79" draw:text-style-name="P5" draw:layer="layout" svg:width="0.832cm" svg:height="0.725cm" svg:x="13.316cm" svg:y="17.214cm">
              <draw:text-box>
                <text:p text:style-name="P4"><text:span text:style-name="T3">Q</text:span></text:p>
              </draw:text-box>
            </draw:frame>
          </draw:g>
        </draw:g>
        <draw:line draw:style-name="gr76" draw:text-style-name="P3" draw:layer="layout" svg:x1="6.281cm" svg:y1="17.543cm" svg:x2="7.219cm" svg:y2="17.543cm">
          <text:p/>
        </draw:line>
        <draw:line draw:style-name="gr76"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567cm" svg:y="17.201cm">
              <draw:text-box>
                <text:p text:style-name="P4"><text:span text:style-name="T3">D</text:span></text:p>
              </draw:text-box>
            </draw:frame>
            <draw:frame draw:style-name="gr79" draw:text-style-name="P5" draw:layer="layout" svg:width="0.832cm" svg:height="0.725cm" svg:x="19.068cm" svg:y="17.202cm">
              <draw:text-box>
                <text:p text:style-name="P4"><text:span text:style-name="T3">Q</text:span></text:p>
              </draw:text-box>
            </draw:frame>
          </draw:g>
        </draw:g>
        <draw:line draw:style-name="gr76"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9.724cm" svg:y1="17.576cm" svg:x2="20.65cm" svg:y2="17.576cm">
          <text:p/>
        </draw:line>
        <draw:custom-shape draw:style-name="gr96"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28cm" svg:y1="17.086cm" svg:x2="21.846cm" svg:y2="17.086cm">
          <text:p/>
        </draw:line>
        <draw:line draw:style-name="gr76" draw:text-style-name="P3" draw:layer="layout" svg:x1="5.083cm" svg:y1="19.714cm" svg:x2="21.862cm" svg:y2="19.637cm">
          <text:p/>
        </draw:line>
        <draw:line draw:style-name="gr76" draw:text-style-name="P3" draw:layer="layout" svg:x1="5.082cm" svg:y1="18.146cm" svg:x2="5.673cm" svg:y2="18.146cm">
          <text:p/>
        </draw:line>
        <draw:line draw:style-name="gr76"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0" draw:text-style-name="P5" draw:layer="layout" svg:width="2.75cm" svg:height="0.725cm" svg:x="4.686cm" svg:y="16.023cm">
          <draw:text-box>
            <text:p text:style-name="P4"><text:span text:style-name="T3">Inserter</text:span></text:p>
          </draw:text-box>
        </draw:frame>
        <draw:frame draw:style-name="gr160"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2"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2"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2" draw:text-style-name="P3" draw:layer="layout" svg:x1="6.983cm" svg:y1="22.941cm" svg:x2="6.989cm" svg:y2="21.541cm">
          <text:p/>
        </draw:line>
        <draw:line draw:style-name="gr192"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7.771cm" svg:y1="39.207cm" svg:x2="7.777cm" svg:y2="37.807cm">
          <text:p/>
        </draw:line>
        <draw:line draw:style-name="gr193" draw:text-style-name="P3" draw:layer="layout" svg:x1="11.756cm" svg:y1="39.153cm" svg:x2="11.762cm" svg:y2="37.753cm">
          <text:p/>
        </draw:line>
        <draw:line draw:style-name="gr193"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193"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193" draw:text-style-name="P3" draw:layer="layout" svg:x1="19.085cm" svg:y1="39.208cm" svg:x2="19.091cm" svg:y2="37.808cm">
          <text:p/>
        </draw:line>
        <draw:line draw:style-name="gr193" draw:text-style-name="P3" draw:layer="layout" svg:x1="23.07cm" svg:y1="39.154cm" svg:x2="23.076cm" svg:y2="37.754cm">
          <text:p/>
        </draw:line>
        <draw:line draw:style-name="gr193" draw:text-style-name="P3" draw:layer="layout" svg:x1="22.555cm" svg:y1="42.062cm" svg:x2="22.555cm" svg:y2="41.004cm">
          <text:p/>
        </draw:line>
        <draw:line draw:style-name="gr193"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193" draw:text-style-name="P3" draw:layer="layout" svg:x1="20.857cm" svg:y1="36.946cm" svg:x2="20.863cm" svg:y2="35.546cm">
          <text:p/>
        </draw:line>
        <draw:line draw:style-name="gr193"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194" draw:text-style-name="P3" draw:layer="layout" svg:x1="41.863cm" svg:y1="39.746cm" svg:x2="41.869cm" svg:y2="38.346cm">
          <text:p/>
        </draw:line>
        <draw:line draw:style-name="gr194"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193" draw:text-style-name="P3" draw:layer="layout" svg:x1="43.635cm" svg:y1="37.484cm" svg:x2="43.641cm" svg:y2="36.084cm">
          <text:p/>
        </draw:line>
        <draw:line draw:style-name="gr194"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194" draw:text-style-name="P3" draw:layer="layout" svg:x1="31.184cm" svg:y1="36.883cm" svg:x2="31.19cm" svg:y2="35.483cm">
          <text:p/>
        </draw:line>
        <draw:line draw:style-name="gr194"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194"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76"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195"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3cm" svg:y="17.165cm">
              <draw:text-box>
                <text:p text:style-name="P4"><text:span text:style-name="T3">D</text:span></text:p>
              </draw:text-box>
            </draw:frame>
            <draw:frame draw:style-name="gr79"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8.003cm" svg:y1="52.407cm" svg:x2="8.009cm" svg:y2="51.007cm">
          <text:p/>
        </draw:line>
        <draw:line draw:style-name="gr193"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193"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6"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197"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198"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199" draw:text-style-name="P27" draw:layer="layout" svg:width="1cm" svg:height="1.747cm" svg:x="24.463cm" svg:y="31.927cm">
              <text:p/>
            </draw:rect>
            <draw:custom-shape draw:style-name="gr200"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1" draw:text-style-name="P40" draw:layer="layout" svg:width="0.807cm" svg:height="0.758cm" svg:x="24.306cm" svg:y="31.932cm">
            <draw:text-box>
              <text:p text:style-name="P39"><text:span text:style-name="T27">D</text:span></text:p>
            </draw:text-box>
          </draw:frame>
          <draw:frame draw:style-name="gr202" draw:text-style-name="P40" draw:layer="layout" svg:width="0.832cm" svg:height="0.758cm" svg:x="24.807cm" svg:y="31.933cm">
            <draw:text-box>
              <text:p text:style-name="P39"><text:span text:style-name="T27">Q</text:span></text:p>
            </draw:text-box>
          </draw:frame>
        </draw:g>
        <draw:frame draw:style-name="gr203" draw:text-style-name="P40" draw:layer="layout" svg:width="2.64cm" svg:height="0.725cm" svg:x="23.661cm" svg:y="31.201cm">
          <draw:text-box>
            <text:p text:style-name="P39"><text:span text:style-name="T27">myRegister</text:span></text:p>
          </draw:text-box>
        </draw:frame>
        <draw:frame draw:style-name="gr204" draw:text-style-name="P40" draw:layer="layout" svg:width="1.281cm" svg:height="0.725cm" svg:x="23.182cm" svg:y="32.948cm">
          <draw:text-box>
            <text:p text:style-name="P39"><text:span text:style-name="T27">clk</text:span></text:p>
          </draw:text-box>
        </draw:frame>
        <draw:line draw:style-name="gr205" draw:text-style-name="P27" draw:layer="layout" svg:x1="24.182cm" svg:y1="33.295cm" svg:x2="24.463cm" svg:y2="33.295cm">
          <text:p/>
        </draw:line>
        <draw:frame draw:style-name="gr206" draw:text-style-name="P40" draw:layer="layout" svg:width="2.242cm" svg:height="0.725cm" svg:x="24.915cm" svg:y="28.322cm">
          <draw:text-box>
            <text:p text:style-name="P39"><text:span text:style-name="T27">mySignal</text:span></text:p>
          </draw:text-box>
        </draw:frame>
        <draw:connector draw:style-name="gr207" draw:text-style-name="P27" draw:layer="layout" svg:x1="23.558cm" svg:y1="31.481cm" svg:x2="24.463cm" svg:y2="32.302cm" draw:start-shape="id156" draw:start-glue-point="2" svg:d="M23558 31481v681h905v140">
          <text:p/>
        </draw:connector>
        <draw:path draw:style-name="gr208" draw:text-style-name="P38" xml:id="id156" draw:id="id156" draw:layer="layout" svg:width="0.749cm" svg:height="0.749cm" svg:x="23.183cm" svg:y="30.731cm" svg:viewBox="0 0 750 750" svg:d="M375 0c213 0 375 162 375 375s-162 375-375 375-375-162-375-375 162-375 375-375z">
          <text:p text:style-name="P41"><text:span text:style-name="T28">+</text:span></text:p>
        </draw:path>
        <draw:connector draw:style-name="gr209" draw:text-style-name="P27" draw:layer="layout" svg:x1="23.933cm" svg:y1="31.106cm" svg:x2="26.221cm" svg:y2="31.096cm" draw:start-shape="id156" draw:start-glue-point="1" svg:d="M23933 31106h1414v-10h874">
          <text:p/>
        </draw:connector>
        <draw:connector draw:style-name="gr210" draw:text-style-name="P27" draw:layer="layout" svg:x1="26.221cm" svg:y1="32.346cm" svg:x2="26.221cm" svg:y2="31.097cm" svg:d="M26221 32346v-1249">
          <text:p/>
        </draw:connector>
        <draw:line draw:style-name="gr211" draw:text-style-name="P27" draw:layer="layout" svg:x1="25.463cm" svg:y1="32.346cm" svg:x2="26.221cm" svg:y2="32.346cm">
          <text:p/>
        </draw:line>
        <draw:connector draw:style-name="gr212" draw:text-style-name="P27" draw:layer="layout" svg:x1="22.716cm" svg:y1="31.105cm" svg:x2="23.183cm" svg:y2="31.108cm" svg:d="M22716 31105h234v3h233">
          <text:p/>
        </draw:connector>
        <draw:frame draw:style-name="gr213" draw:text-style-name="P40" draw:layer="layout" svg:width="1.281cm" svg:height="0.725cm" svg:x="21.862cm" svg:y="30.73cm">
          <draw:text-box>
            <text:p text:style-name="P39"><text:span text:style-name="T27">1</text:span></text:p>
          </draw:text-box>
        </draw:frame>
        <draw:frame draw:style-name="gr214" draw:text-style-name="P40" draw:layer="layout" svg:width="4.617cm" svg:height="0.725cm" svg:x="22.58cm" svg:y="34.488cm">
          <draw:text-box>
            <text:p text:style-name="P39"><text:span text:style-name="T27">myRegisterWithReset</text:span></text:p>
          </draw:text-box>
        </draw:frame>
        <draw:path draw:style-name="gr215"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16" draw:text-style-name="P27" draw:layer="layout" svg:x1="25.37cm" svg:y1="35.575cm" svg:x2="27.197cm" svg:y2="35.575cm">
          <text:p/>
        </draw:line>
        <draw:connector draw:style-name="gr217" draw:text-style-name="P27" draw:layer="layout" svg:x1="21.722cm" svg:y1="34.377cm" svg:x2="22.189cm" svg:y2="34.38cm" svg:d="M21722 34377h234v3h233">
          <text:p/>
        </draw:connector>
        <draw:frame draw:style-name="gr218" draw:text-style-name="P40" draw:layer="layout" svg:width="1.281cm" svg:height="0.725cm" svg:x="20.868cm" svg:y="34.002cm">
          <draw:text-box>
            <text:p text:style-name="P39"><text:span text:style-name="T27">1</text:span></text:p>
          </draw:text-box>
        </draw:frame>
        <draw:line draw:style-name="gr219" draw:text-style-name="P27" draw:layer="layout" svg:x1="26.017cm" svg:y1="35.775cm" svg:x2="26.198cm" svg:y2="35.414cm">
          <text:p/>
        </draw:line>
        <draw:frame draw:style-name="gr220" draw:text-style-name="P40" draw:layer="layout" svg:width="1.281cm" svg:height="0.725cm" svg:x="25.427cm" svg:y="35.689cm">
          <draw:text-box>
            <text:p text:style-name="P39"><text:span text:style-name="T27">4</text:span></text:p>
          </draw:text-box>
        </draw:frame>
        <draw:line draw:style-name="gr221" draw:text-style-name="P27" draw:layer="layout" svg:x1="25.803cm" svg:y1="32.511cm" svg:x2="25.984cm" svg:y2="32.15cm">
          <text:p/>
        </draw:line>
        <draw:frame draw:style-name="gr222" draw:text-style-name="P40" draw:layer="layout" svg:width="1.281cm" svg:height="0.725cm" svg:x="25.213cm" svg:y="32.425cm">
          <draw:text-box>
            <text:p text:style-name="P39"><text:span text:style-name="T27">4</text:span></text:p>
          </draw:text-box>
        </draw:frame>
        <draw:frame draw:style-name="gr223" draw:text-style-name="P40" draw:layer="layout" svg:width="0.786cm" svg:height="0.725cm" svg:x="24.297cm" svg:y="32.452cm">
          <draw:text-box>
            <text:p text:style-name="P39"><text:span text:style-name="T27">E</text:span></text:p>
          </draw:text-box>
        </draw:frame>
        <draw:frame draw:style-name="gr224" draw:text-style-name="P40" draw:layer="layout" svg:width="1.425cm" svg:height="0.725cm" svg:x="22.901cm" svg:y="32.452cm">
          <draw:text-box>
            <text:p text:style-name="P39"><text:span text:style-name="T27">cond</text:span></text:p>
          </draw:text-box>
        </draw:frame>
        <draw:line draw:style-name="gr225" draw:text-style-name="P27" draw:layer="layout" svg:x1="24.173cm" svg:y1="32.799cm" svg:x2="24.454cm" svg:y2="32.799cm">
          <text:p/>
        </draw:line>
        <draw:line draw:style-name="gr226" draw:text-style-name="P27" draw:layer="layout" svg:x1="27.197cm" svg:y1="34.489cm" svg:x2="27.198cm" svg:y2="35.575cm">
          <text:p/>
        </draw:line>
        <draw:line draw:style-name="gr227" draw:text-style-name="P27" draw:layer="layout" svg:x1="27.198cm" svg:y1="34.489cm" svg:x2="22.899cm" svg:y2="34.438cm">
          <text:p/>
        </draw:line>
        <draw:g>
          <draw:g>
            <draw:rect draw:style-name="gr228" draw:text-style-name="P27" draw:layer="layout" svg:width="1cm" svg:height="1.989cm" svg:x="24.34cm" svg:y="35.274cm">
              <text:p/>
            </draw:rect>
            <draw:custom-shape draw:style-name="gr229"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0" draw:text-style-name="P40" draw:layer="layout" svg:width="0.919cm" svg:height="0.825cm" svg:x="24.183cm" svg:y="35.246cm">
            <draw:text-box>
              <text:p text:style-name="P39"><text:span text:style-name="T27">D</text:span></text:p>
            </draw:text-box>
          </draw:frame>
          <draw:frame draw:style-name="gr231" draw:text-style-name="P40" draw:layer="layout" svg:width="0.947cm" svg:height="0.826cm" svg:x="24.684cm" svg:y="35.247cm">
            <draw:text-box>
              <text:p text:style-name="P39"><text:span text:style-name="T27">Q</text:span></text:p>
            </draw:text-box>
          </draw:frame>
        </draw:g>
        <draw:frame draw:style-name="gr232" draw:text-style-name="P40" draw:layer="layout" svg:width="1.281cm" svg:height="0.725cm" svg:x="23.059cm" svg:y="36.295cm">
          <draw:text-box>
            <text:p text:style-name="P39"><text:span text:style-name="T27">clk</text:span></text:p>
          </draw:text-box>
        </draw:frame>
        <draw:line draw:style-name="gr233" draw:text-style-name="P27" draw:layer="layout" svg:x1="24.059cm" svg:y1="36.642cm" svg:x2="24.34cm" svg:y2="36.642cm">
          <text:p/>
        </draw:line>
        <draw:frame draw:style-name="gr234" draw:text-style-name="P40" draw:layer="layout" svg:width="0.786cm" svg:height="0.725cm" svg:x="24.174cm" svg:y="35.799cm">
          <draw:text-box>
            <text:p text:style-name="P39"><text:span text:style-name="T27">E</text:span></text:p>
          </draw:text-box>
        </draw:frame>
        <draw:frame draw:style-name="gr235" draw:text-style-name="P40" draw:layer="layout" svg:width="1.425cm" svg:height="0.725cm" svg:x="22.778cm" svg:y="35.799cm">
          <draw:text-box>
            <text:p text:style-name="P39"><text:span text:style-name="T27">cond</text:span></text:p>
          </draw:text-box>
        </draw:frame>
        <draw:line draw:style-name="gr236" draw:text-style-name="P27" draw:layer="layout" svg:x1="24.05cm" svg:y1="36.146cm" svg:x2="24.331cm" svg:y2="36.146cm">
          <text:p/>
        </draw:line>
        <draw:line draw:style-name="gr237" draw:text-style-name="P27" draw:layer="layout" svg:x1="24.34cm" svg:y1="35.647cm" svg:x2="22.521cm" svg:y2="35.647cm">
          <text:p/>
        </draw:line>
        <draw:line draw:style-name="gr238" draw:text-style-name="P27" draw:layer="layout" svg:x1="22.524cm" svg:y1="34.813cm" svg:x2="22.522cm" svg:y2="35.647cm">
          <text:p/>
        </draw:line>
        <draw:custom-shape draw:style-name="gr239"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0" draw:text-style-name="P27" draw:layer="layout" svg:x1="24.458cm" svg:y1="29.681cm" svg:x2="24.458cm" svg:y2="29.226cm">
          <text:p/>
        </draw:line>
        <draw:line draw:style-name="gr241" draw:text-style-name="P27" draw:layer="layout" svg:x1="24.658cm" svg:y1="28.723cm" svg:x2="25.015cm" svg:y2="28.723cm">
          <text:p/>
        </draw:line>
        <draw:line draw:style-name="gr242" draw:text-style-name="P27" draw:layer="layout" svg:x1="23.663cm" svg:y1="28.366cm" svg:x2="24.227cm" svg:y2="28.366cm">
          <text:p/>
        </draw:line>
        <draw:line draw:style-name="gr243" draw:text-style-name="P27" draw:layer="layout" svg:x1="23.673cm" svg:y1="29.042cm" svg:x2="24.237cm" svg:y2="29.042cm">
          <text:p/>
        </draw:line>
        <draw:frame draw:style-name="gr244" draw:text-style-name="P40" draw:layer="layout" svg:width="1.425cm" svg:height="0.725cm" svg:x="22.374cm" svg:y="28.678cm">
          <draw:text-box>
            <text:p text:style-name="P39"><text:span text:style-name="T27">True</text:span></text:p>
          </draw:text-box>
        </draw:frame>
        <draw:frame draw:style-name="gr245" draw:text-style-name="P40" draw:layer="layout" svg:width="1.539cm" svg:height="0.725cm" svg:x="22.318cm" svg:y="27.979cm">
          <draw:text-box>
            <text:p text:style-name="P39"><text:span text:style-name="T27">False</text:span></text:p>
          </draw:text-box>
        </draw:frame>
        <draw:frame draw:style-name="gr246" draw:text-style-name="P40" draw:layer="layout" svg:width="1.425cm" svg:height="0.725cm" svg:x="23.714cm" svg:y="29.687cm">
          <draw:text-box>
            <text:p text:style-name="P39"><text:span text:style-name="T27">cond</text:span></text:p>
          </draw:text-box>
        </draw:frame>
        <draw:frame draw:style-name="gr247" draw:text-style-name="P40" draw:layer="layout" svg:width="1.349cm" svg:height="0.725cm" svg:x="24.154cm" svg:y="36.639cm">
          <draw:text-box>
            <text:p text:style-name="P39"><text:span text:style-name="T27">CLR</text:span></text:p>
          </draw:text-box>
        </draw:frame>
        <draw:line draw:style-name="gr248" draw:text-style-name="P27" draw:layer="layout" svg:x1="24.798cm" svg:y1="37.263cm" svg:x2="24.798cm" svg:y2="37.792cm">
          <text:p/>
        </draw:line>
        <draw:g>
          <draw:rect draw:style-name="gr249" draw:text-style-name="P27" draw:layer="layout" svg:width="0.5cm" svg:height="0.5cm" svg:x="24.05cm" svg:y="37.574cm">
            <text:p/>
          </draw:rect>
          <draw:frame draw:style-name="gr250" draw:text-style-name="P40" draw:layer="layout" svg:width="2.437cm" svg:height="0.758cm" svg:x="21.699cm" svg:y="37.425cm">
            <draw:text-box>
              <text:p text:style-name="P39"><text:span text:style-name="T27">reset</text:span></text:p>
            </draw:text-box>
          </draw:frame>
        </draw:g>
        <draw:line draw:style-name="gr251" draw:text-style-name="P27" draw:layer="layout" svg:x1="24.55cm" svg:y1="37.789cm" svg:x2="24.798cm" svg:y2="37.793cm">
          <text:p/>
        </draw:line>
        <draw:g>
          <draw:frame draw:style-name="gr252" draw:text-style-name="P42" draw:layer="layout" svg:width="7.788cm" svg:height="1.055cm" svg:x="11.453cm" svg:y="27.242cm">
            <draw:text-box>
              <text:p text:style-name="P4"><text:span text:style-name="T29">RTL dedicated syntax</text:span></text:p>
            </draw:text-box>
          </draw:frame>
        </draw:g>
        <draw:rect draw:style-name="gr253" draw:text-style-name="P3" draw:layer="layout" svg:width="25.832cm" svg:height="12.27cm" svg:x="2.626cm" svg:y="26.679cm">
          <text:p/>
        </draw:rect>
        <draw:g>
          <draw:frame draw:style-name="gr111" draw:text-style-name="P5" draw:layer="layout" svg:width="2.979cm" svg:height="0.725cm" svg:x="5.987cm" svg:y="52.244cm">
            <draw:text-box>
              <text:p text:style-name="P4"><text:span text:style-name="T3">addresses(0)</text:span></text:p>
            </draw:text-box>
          </draw:frame>
        </draw:g>
        <draw:frame draw:style-name="gr111" draw:text-style-name="P5" draw:layer="layout" svg:width="2.979cm" svg:height="0.725cm" svg:x="5.987cm" svg:y="54.594cm">
          <draw:text-box>
            <text:p text:style-name="P4"><text:span text:style-name="T3">addresses(2)</text:span></text:p>
          </draw:text-box>
        </draw:frame>
        <draw:frame draw:style-name="gr112" draw:text-style-name="P5" draw:layer="layout" svg:width="3.046cm" svg:height="0.725cm" svg:x="5.906cm" svg:y="55.77cm">
          <draw:text-box>
            <text:p text:style-name="P4"><text:span text:style-name="T3">addresses(N)</text:span></text:p>
          </draw:text-box>
        </draw:frame>
        <draw:path draw:style-name="gr77" draw:text-style-name="P13" draw:layer="layout" svg:width="0.199cm" svg:height="0.199cm" svg:x="7.627cm" svg:y="55.219cm" svg:viewBox="0 0 200 200" svg:d="M100 0c57 0 100 43 100 100s-43 100-100 100-100-43-100-100 43-100 100-100z">
          <text:p/>
        </draw:path>
        <draw:path draw:style-name="gr77" draw:text-style-name="P13" draw:layer="layout" svg:width="0.199cm" svg:height="0.199cm" svg:x="7.627cm" svg:y="55.619cm" svg:viewBox="0 0 200 200" svg:d="M100 0c57 0 100 43 100 100s-43 100-100 100-100-43-100-100 43-100 100-100z">
          <text:p/>
        </draw:path>
        <draw:frame draw:style-name="gr111" draw:text-style-name="P5" draw:layer="layout" svg:width="2.979cm" svg:height="0.725cm" svg:x="5.981cm" svg:y="53.368cm">
          <draw:text-box>
            <text:p text:style-name="P4"><text:span text:style-name="T3">addresses(1)</text:span></text:p>
          </draw:text-box>
        </draw:frame>
        <draw:line draw:style-name="gr76" draw:text-style-name="P3" draw:layer="layout" svg:x1="8.773cm" svg:y1="53.747cm" svg:x2="9.766cm" svg:y2="53.747cm">
          <text:p/>
        </draw:line>
        <draw:path draw:style-name="gr89"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3" draw:text-style-name="P5" draw:layer="layout" svg:width="1.211cm" svg:height="0.725cm" svg:x="8.525cm" svg:y="52.569cm">
            <draw:text-box>
              <text:p text:style-name="P4"><text:span text:style-name="T3">key</text:span></text:p>
            </draw:text-box>
          </draw:frame>
        </draw:g>
        <draw:line draw:style-name="gr76" draw:text-style-name="P3" draw:layer="layout" svg:x1="8.773cm" svg:y1="54.941cm" svg:x2="9.766cm" svg:y2="54.941cm">
          <text:p/>
        </draw:line>
        <draw:path draw:style-name="gr89"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76" draw:text-style-name="P3" draw:layer="layout" svg:x1="8.766cm" svg:y1="52.581cm" svg:x2="9.759cm" svg:y2="52.581cm">
          <text:p/>
        </draw:line>
        <draw:path draw:style-name="gr89"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76" draw:text-style-name="P3" draw:layer="layout" svg:x1="8.773cm" svg:y1="56.155cm" svg:x2="9.766cm" svg:y2="56.155cm">
          <text:p/>
        </draw:line>
        <draw:path draw:style-name="gr89"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76" draw:text-style-name="P3" draw:layer="layout" svg:x1="12.692cm" svg:y1="53.959cm" svg:x2="13.492cm" svg:y2="53.959cm">
          <text:p/>
        </draw:line>
        <draw:line draw:style-name="gr76" draw:text-style-name="P3" draw:layer="layout" svg:x1="12.686cm" svg:y1="52.793cm" svg:x2="13.015cm" svg:y2="52.793cm">
          <text:p/>
        </draw:line>
        <draw:line draw:style-name="gr76" draw:text-style-name="P3" draw:layer="layout" svg:x1="13.016cm" svg:y1="53.331cm" svg:x2="13.015cm" svg:y2="52.793cm">
          <text:p/>
        </draw:line>
        <draw:line draw:style-name="gr76"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76" draw:text-style-name="P3" draw:layer="layout" svg:x1="12.692cm" svg:y1="55.153cm" svg:x2="15.209cm" svg:y2="55.143cm">
          <text:p/>
        </draw:line>
        <draw:line draw:style-name="gr76" draw:text-style-name="P3" draw:layer="layout" svg:x1="14.403cm" svg:y1="53.677cm" svg:x2="14.732cm" svg:y2="53.677cm">
          <text:p/>
        </draw:line>
        <draw:line draw:style-name="gr76" draw:text-style-name="P3" draw:layer="layout" svg:x1="14.734cm" svg:y1="54.515cm" svg:x2="14.732cm" svg:y2="53.677cm">
          <text:p/>
        </draw:line>
        <draw:line draw:style-name="gr76"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76" draw:text-style-name="P3" draw:layer="layout" svg:x1="12.692cm" svg:y1="56.348cm" svg:x2="16.925cm" svg:y2="56.348cm">
          <text:p/>
        </draw:line>
        <draw:line draw:style-name="gr76" draw:text-style-name="P3" draw:layer="layout" svg:x1="16.119cm" svg:y1="54.86cm" svg:x2="16.448cm" svg:y2="54.86cm">
          <text:p/>
        </draw:line>
        <draw:line draw:style-name="gr76" draw:text-style-name="P3" draw:layer="layout" svg:x1="16.45cm" svg:y1="55.72cm" svg:x2="16.448cm" svg:y2="54.86cm">
          <text:p/>
        </draw:line>
        <draw:line draw:style-name="gr76" draw:text-style-name="P3" draw:layer="layout" svg:x1="16.45cm" svg:y1="55.72cm" svg:x2="16.879cm" svg:y2="55.72cm">
          <text:p/>
        </draw:line>
        <draw:line draw:style-name="gr76" draw:text-style-name="P3" draw:layer="layout" svg:x1="10.498cm" svg:y1="53.959cm" svg:x2="11.298cm" svg:y2="53.959cm">
          <text:p/>
        </draw:line>
        <draw:line draw:style-name="gr76" draw:text-style-name="P3" draw:layer="layout" svg:x1="10.498cm" svg:y1="55.153cm" svg:x2="11.298cm" svg:y2="55.153cm">
          <text:p/>
        </draw:line>
        <draw:line draw:style-name="gr76" draw:text-style-name="P3" draw:layer="layout" svg:x1="10.492cm" svg:y1="52.793cm" svg:x2="11.292cm" svg:y2="52.793cm">
          <text:p/>
        </draw:line>
        <draw:line draw:style-name="gr76" draw:text-style-name="P3" draw:layer="layout" svg:x1="10.498cm" svg:y1="56.367cm" svg:x2="11.298cm" svg:y2="56.367cm">
          <text:p/>
        </draw:line>
        <draw:line draw:style-name="gr76" draw:text-style-name="P3" draw:layer="layout" svg:x1="9.525cm" svg:y1="54.147cm" svg:x2="9.766cm" svg:y2="54.147cm">
          <text:p/>
        </draw:line>
        <draw:line draw:style-name="gr76" draw:text-style-name="P3" draw:layer="layout" svg:x1="9.525cm" svg:y1="55.341cm" svg:x2="9.766cm" svg:y2="55.341cm">
          <text:p/>
        </draw:line>
        <draw:line draw:style-name="gr76" draw:text-style-name="P3" draw:layer="layout" svg:x1="9.523cm" svg:y1="52.981cm" svg:x2="9.764cm" svg:y2="52.981cm">
          <text:p/>
        </draw:line>
        <draw:line draw:style-name="gr76" draw:text-style-name="P3" draw:layer="layout" svg:x1="9.525cm" svg:y1="56.555cm" svg:x2="9.766cm" svg:y2="56.555cm">
          <text:p/>
        </draw:line>
        <draw:g>
          <draw:frame draw:style-name="gr113" draw:text-style-name="P5" draw:layer="layout" svg:width="1.211cm" svg:height="0.725cm" svg:x="8.507cm" svg:y="53.747cm">
            <draw:text-box>
              <text:p text:style-name="P4"><text:span text:style-name="T3">key</text:span></text:p>
            </draw:text-box>
          </draw:frame>
        </draw:g>
        <draw:g>
          <draw:frame draw:style-name="gr113" draw:text-style-name="P5" draw:layer="layout" svg:width="1.211cm" svg:height="0.725cm" svg:x="8.531cm" svg:y="54.941cm">
            <draw:text-box>
              <text:p text:style-name="P4"><text:span text:style-name="T3">key</text:span></text:p>
            </draw:text-box>
          </draw:frame>
        </draw:g>
        <draw:g>
          <draw:frame draw:style-name="gr113" draw:text-style-name="P5" draw:layer="layout" svg:width="1.211cm" svg:height="0.725cm" svg:x="8.531cm" svg:y="56.155cm">
            <draw:text-box>
              <text:p text:style-name="P4"><text:span text:style-name="T3">key</text:span></text:p>
            </draw:text-box>
          </draw:frame>
        </draw:g>
        <draw:g>
          <draw:frame draw:style-name="gr94" draw:text-style-name="P5" draw:layer="layout" svg:width="2.462cm" svg:height="0.725cm" svg:x="10.368cm" svg:y="52.45cm">
            <draw:text-box>
              <text:p text:style-name="P4"><text:span text:style-name="T3">hits(0)</text:span></text:p>
            </draw:text-box>
          </draw:frame>
        </draw:g>
        <draw:frame draw:style-name="gr94" draw:text-style-name="P5" draw:layer="layout" svg:width="2.462cm" svg:height="0.725cm" svg:x="10.368cm" svg:y="54.8cm">
          <draw:text-box>
            <text:p text:style-name="P4"><text:span text:style-name="T3">hits(2)</text:span></text:p>
          </draw:text-box>
        </draw:frame>
        <draw:frame draw:style-name="gr95" draw:text-style-name="P5" draw:layer="layout" svg:width="2.53cm" svg:height="0.725cm" svg:x="10.386cm" svg:y="55.976cm">
          <draw:text-box>
            <text:p text:style-name="P4"><text:span text:style-name="T3">hits(N)</text:span></text:p>
          </draw:text-box>
        </draw:frame>
        <draw:frame draw:style-name="gr94" draw:text-style-name="P5" draw:layer="layout" svg:width="2.462cm" svg:height="0.725cm" svg:x="10.362cm" svg:y="53.574cm">
          <draw:text-box>
            <text:p text:style-name="P4"><text:span text:style-name="T3">hits(1)</text:span></text:p>
          </draw:text-box>
        </draw:frame>
        <draw:line draw:style-name="gr76" draw:text-style-name="P3" draw:layer="layout" svg:x1="17.835cm" svg:y1="56.065cm" svg:x2="18.164cm" svg:y2="56.065cm">
          <text:p/>
        </draw:line>
        <draw:g>
          <draw:frame draw:style-name="gr113" draw:text-style-name="P5" draw:layer="layout" svg:width="1.211cm" svg:height="0.725cm" svg:x="17.832cm" svg:y="55.7cm">
            <draw:text-box>
              <text:p text:style-name="P4"><text:span text:style-name="T3">hit</text:span></text:p>
            </draw:text-box>
          </draw:frame>
        </draw:g>
        <draw:custom-shape draw:name="Rectangle 3" draw:style-name="gr25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5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56" draw:text-style-name="P42" draw:layer="layout" svg:width="9.069cm" svg:height="1.085cm" svg:x="6.797cm" svg:y="45.387cm">
            <draw:text-box>
              <text:p text:style-name="P4"><text:span text:style-name="T29">Functional programming</text:span></text:p>
            </draw:text-box>
          </draw:frame>
        </draw:g>
        <draw:rect draw:style-name="gr253"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57" draw:text-style-name="P42" draw:layer="layout" svg:width="3.389cm" svg:height="1.055cm" svg:x="23.535cm" svg:y="45.603cm">
            <draw:text-box>
              <text:p text:style-name="P4"><text:span text:style-name="T29">The flow</text:span></text:p>
            </draw:text-box>
          </draw:frame>
        </draw:g>
        <draw:frame draw:style-name="gr258"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7" draw:id="id157">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8" draw:id="id158">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7" draw:start-glue-point="3" svg:d="M22852 18357h-542v2314h729">
          <text:p/>
        </draw:connector>
        <draw:connector draw:style-name="gr8" draw:text-style-name="P3" draw:layer="layout" svg:x1="22.852cm" svg:y1="15.857cm" svg:x2="23.04cm" svg:y2="20.671cm" draw:start-shape="id158"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59"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0"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1" draw:text-style-name="P27" draw:layer="layout" svg:width="1cm" svg:height="1.747cm" svg:x="26.3cm" svg:y="37.981cm">
              <text:p/>
            </draw:rect>
            <draw:custom-shape draw:style-name="gr262"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3" draw:text-style-name="P40" draw:layer="layout" svg:width="0.807cm" svg:height="0.758cm" svg:x="26.143cm" svg:y="37.986cm">
            <draw:text-box>
              <text:p text:style-name="P39"><text:span text:style-name="T27">D</text:span></text:p>
            </draw:text-box>
          </draw:frame>
          <draw:frame draw:style-name="gr264" draw:text-style-name="P40" draw:layer="layout" svg:width="0.832cm" svg:height="0.758cm" svg:x="26.644cm" svg:y="37.987cm">
            <draw:text-box>
              <text:p text:style-name="P39"><text:span text:style-name="T27">Q</text:span></text:p>
            </draw:text-box>
          </draw:frame>
        </draw:g>
        <draw:frame draw:style-name="gr265" draw:text-style-name="P40" draw:layer="layout" svg:width="2.64cm" svg:height="0.725cm" svg:x="25.498cm" svg:y="37.255cm">
          <draw:text-box>
            <text:p text:style-name="P39"><text:span text:style-name="T27">myRegister</text:span></text:p>
          </draw:text-box>
        </draw:frame>
        <draw:frame draw:style-name="gr266" draw:text-style-name="P40" draw:layer="layout" svg:width="1.281cm" svg:height="0.725cm" svg:x="25.019cm" svg:y="39.002cm">
          <draw:text-box>
            <text:p text:style-name="P39"><text:span text:style-name="T27">clk</text:span></text:p>
          </draw:text-box>
        </draw:frame>
        <draw:line draw:style-name="gr267" draw:text-style-name="P27" draw:layer="layout" svg:x1="26.019cm" svg:y1="39.349cm" svg:x2="26.3cm" svg:y2="39.349cm">
          <text:p/>
        </draw:line>
        <draw:frame draw:style-name="gr268" draw:text-style-name="P40" draw:layer="layout" svg:width="2.242cm" svg:height="0.725cm" svg:x="26.752cm" svg:y="34.376cm">
          <draw:text-box>
            <text:p text:style-name="P39"><text:span text:style-name="T27">mySignal</text:span></text:p>
          </draw:text-box>
        </draw:frame>
        <draw:connector draw:style-name="gr269" draw:text-style-name="P27" draw:layer="layout" svg:x1="25.395cm" svg:y1="37.535cm" svg:x2="26.3cm" svg:y2="38.356cm" draw:start-shape="id159" draw:start-glue-point="2" svg:d="M25395 37535v681h905v140">
          <text:p/>
        </draw:connector>
        <draw:path draw:style-name="gr270" draw:text-style-name="P38" xml:id="id159" draw:id="id159" draw:layer="layout" svg:width="0.749cm" svg:height="0.749cm" svg:x="25.02cm" svg:y="36.785cm" svg:viewBox="0 0 750 750" svg:d="M375 0c213 0 375 162 375 375s-162 375-375 375-375-162-375-375 162-375 375-375z">
          <text:p text:style-name="P41"><text:span text:style-name="T28">+</text:span></text:p>
        </draw:path>
        <draw:connector draw:style-name="gr271" draw:text-style-name="P27" draw:layer="layout" svg:x1="25.77cm" svg:y1="37.16cm" svg:x2="28.058cm" svg:y2="37.15cm" draw:start-shape="id159" draw:start-glue-point="1" svg:d="M25770 37160h1414v-10h874">
          <text:p/>
        </draw:connector>
        <draw:connector draw:style-name="gr272" draw:text-style-name="P27" draw:layer="layout" svg:x1="28.058cm" svg:y1="38.4cm" svg:x2="28.058cm" svg:y2="37.151cm" svg:d="M28058 38400v-1249">
          <text:p/>
        </draw:connector>
        <draw:line draw:style-name="gr273" draw:text-style-name="P27" draw:layer="layout" svg:x1="27.3cm" svg:y1="38.4cm" svg:x2="28.058cm" svg:y2="38.4cm">
          <text:p/>
        </draw:line>
        <draw:connector draw:style-name="gr274" draw:text-style-name="P27" draw:layer="layout" svg:x1="24.553cm" svg:y1="37.159cm" svg:x2="25.02cm" svg:y2="37.162cm" svg:d="M24553 37159h234v3h233">
          <text:p/>
        </draw:connector>
        <draw:frame draw:style-name="gr275" draw:text-style-name="P40" draw:layer="layout" svg:width="1.281cm" svg:height="0.725cm" svg:x="23.699cm" svg:y="36.784cm">
          <draw:text-box>
            <text:p text:style-name="P39"><text:span text:style-name="T27">1</text:span></text:p>
          </draw:text-box>
        </draw:frame>
        <draw:frame draw:style-name="gr276" draw:text-style-name="P40" draw:layer="layout" svg:width="4.617cm" svg:height="0.725cm" svg:x="24.417cm" svg:y="40.542cm">
          <draw:text-box>
            <text:p text:style-name="P39"><text:span text:style-name="T27">myRegisterWithReset</text:span></text:p>
          </draw:text-box>
        </draw:frame>
        <draw:path draw:style-name="gr277"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78" draw:text-style-name="P27" draw:layer="layout" svg:x1="27.207cm" svg:y1="41.629cm" svg:x2="29.034cm" svg:y2="41.629cm">
          <text:p/>
        </draw:line>
        <draw:connector draw:style-name="gr279" draw:text-style-name="P27" draw:layer="layout" svg:x1="23.559cm" svg:y1="40.431cm" svg:x2="24.026cm" svg:y2="40.434cm" svg:d="M23559 40431h234v3h233">
          <text:p/>
        </draw:connector>
        <draw:frame draw:style-name="gr280" draw:text-style-name="P40" draw:layer="layout" svg:width="1.281cm" svg:height="0.725cm" svg:x="22.705cm" svg:y="40.056cm">
          <draw:text-box>
            <text:p text:style-name="P39"><text:span text:style-name="T27">1</text:span></text:p>
          </draw:text-box>
        </draw:frame>
        <draw:line draw:style-name="gr281" draw:text-style-name="P27" draw:layer="layout" svg:x1="27.854cm" svg:y1="41.829cm" svg:x2="28.035cm" svg:y2="41.468cm">
          <text:p/>
        </draw:line>
        <draw:frame draw:style-name="gr282" draw:text-style-name="P40" draw:layer="layout" svg:width="1.281cm" svg:height="0.725cm" svg:x="27.264cm" svg:y="41.743cm">
          <draw:text-box>
            <text:p text:style-name="P39"><text:span text:style-name="T27">4</text:span></text:p>
          </draw:text-box>
        </draw:frame>
        <draw:line draw:style-name="gr283" draw:text-style-name="P27" draw:layer="layout" svg:x1="27.64cm" svg:y1="38.565cm" svg:x2="27.821cm" svg:y2="38.204cm">
          <text:p/>
        </draw:line>
        <draw:frame draw:style-name="gr284" draw:text-style-name="P40" draw:layer="layout" svg:width="1.281cm" svg:height="0.725cm" svg:x="27.05cm" svg:y="38.479cm">
          <draw:text-box>
            <text:p text:style-name="P39"><text:span text:style-name="T27">4</text:span></text:p>
          </draw:text-box>
        </draw:frame>
        <draw:frame draw:style-name="gr285" draw:text-style-name="P40" draw:layer="layout" svg:width="0.786cm" svg:height="0.725cm" svg:x="26.134cm" svg:y="38.506cm">
          <draw:text-box>
            <text:p text:style-name="P39"><text:span text:style-name="T27">E</text:span></text:p>
          </draw:text-box>
        </draw:frame>
        <draw:frame draw:style-name="gr286" draw:text-style-name="P40" draw:layer="layout" svg:width="1.425cm" svg:height="0.725cm" svg:x="24.738cm" svg:y="38.506cm">
          <draw:text-box>
            <text:p text:style-name="P39"><text:span text:style-name="T27">cond</text:span></text:p>
          </draw:text-box>
        </draw:frame>
        <draw:line draw:style-name="gr287" draw:text-style-name="P27" draw:layer="layout" svg:x1="26.01cm" svg:y1="38.853cm" svg:x2="26.291cm" svg:y2="38.853cm">
          <text:p/>
        </draw:line>
        <draw:line draw:style-name="gr288" draw:text-style-name="P27" draw:layer="layout" svg:x1="29.034cm" svg:y1="40.543cm" svg:x2="29.035cm" svg:y2="41.629cm">
          <text:p/>
        </draw:line>
        <draw:line draw:style-name="gr289" draw:text-style-name="P27" draw:layer="layout" svg:x1="29.035cm" svg:y1="40.543cm" svg:x2="24.736cm" svg:y2="40.492cm">
          <text:p/>
        </draw:line>
        <draw:g>
          <draw:g>
            <draw:rect draw:style-name="gr290" draw:text-style-name="P27" draw:layer="layout" svg:width="1cm" svg:height="1.989cm" svg:x="26.177cm" svg:y="41.328cm">
              <text:p/>
            </draw:rect>
            <draw:custom-shape draw:style-name="gr291"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2" draw:text-style-name="P40" draw:layer="layout" svg:width="0.919cm" svg:height="0.825cm" svg:x="26.02cm" svg:y="41.3cm">
            <draw:text-box>
              <text:p text:style-name="P39"><text:span text:style-name="T27">D</text:span></text:p>
            </draw:text-box>
          </draw:frame>
          <draw:frame draw:style-name="gr293" draw:text-style-name="P40" draw:layer="layout" svg:width="0.947cm" svg:height="0.826cm" svg:x="26.521cm" svg:y="41.301cm">
            <draw:text-box>
              <text:p text:style-name="P39"><text:span text:style-name="T27">Q</text:span></text:p>
            </draw:text-box>
          </draw:frame>
        </draw:g>
        <draw:frame draw:style-name="gr294" draw:text-style-name="P40" draw:layer="layout" svg:width="1.281cm" svg:height="0.725cm" svg:x="24.896cm" svg:y="42.349cm">
          <draw:text-box>
            <text:p text:style-name="P39"><text:span text:style-name="T27">clk</text:span></text:p>
          </draw:text-box>
        </draw:frame>
        <draw:line draw:style-name="gr295" draw:text-style-name="P27" draw:layer="layout" svg:x1="25.896cm" svg:y1="42.696cm" svg:x2="26.177cm" svg:y2="42.696cm">
          <text:p/>
        </draw:line>
        <draw:frame draw:style-name="gr296" draw:text-style-name="P40" draw:layer="layout" svg:width="0.786cm" svg:height="0.725cm" svg:x="26.011cm" svg:y="41.853cm">
          <draw:text-box>
            <text:p text:style-name="P39"><text:span text:style-name="T27">E</text:span></text:p>
          </draw:text-box>
        </draw:frame>
        <draw:frame draw:style-name="gr297" draw:text-style-name="P40" draw:layer="layout" svg:width="1.425cm" svg:height="0.725cm" svg:x="24.615cm" svg:y="41.853cm">
          <draw:text-box>
            <text:p text:style-name="P39"><text:span text:style-name="T27">cond</text:span></text:p>
          </draw:text-box>
        </draw:frame>
        <draw:line draw:style-name="gr298" draw:text-style-name="P27" draw:layer="layout" svg:x1="25.887cm" svg:y1="42.2cm" svg:x2="26.168cm" svg:y2="42.2cm">
          <text:p/>
        </draw:line>
        <draw:line draw:style-name="gr299" draw:text-style-name="P27" draw:layer="layout" svg:x1="26.177cm" svg:y1="41.701cm" svg:x2="24.358cm" svg:y2="41.701cm">
          <text:p/>
        </draw:line>
        <draw:line draw:style-name="gr300" draw:text-style-name="P27" draw:layer="layout" svg:x1="24.361cm" svg:y1="40.867cm" svg:x2="24.359cm" svg:y2="41.701cm">
          <text:p/>
        </draw:line>
        <draw:custom-shape draw:style-name="gr301"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2" draw:text-style-name="P27" draw:layer="layout" svg:x1="26.295cm" svg:y1="35.735cm" svg:x2="26.295cm" svg:y2="35.28cm">
          <text:p/>
        </draw:line>
        <draw:line draw:style-name="gr303" draw:text-style-name="P27" draw:layer="layout" svg:x1="26.495cm" svg:y1="34.777cm" svg:x2="26.852cm" svg:y2="34.777cm">
          <text:p/>
        </draw:line>
        <draw:line draw:style-name="gr304" draw:text-style-name="P27" draw:layer="layout" svg:x1="25.5cm" svg:y1="34.42cm" svg:x2="26.064cm" svg:y2="34.42cm">
          <text:p/>
        </draw:line>
        <draw:line draw:style-name="gr305" draw:text-style-name="P27" draw:layer="layout" svg:x1="25.51cm" svg:y1="35.096cm" svg:x2="26.074cm" svg:y2="35.096cm">
          <text:p/>
        </draw:line>
        <draw:frame draw:style-name="gr306" draw:text-style-name="P40" draw:layer="layout" svg:width="1.425cm" svg:height="0.725cm" svg:x="24.211cm" svg:y="34.732cm">
          <draw:text-box>
            <text:p text:style-name="P39"><text:span text:style-name="T27">True</text:span></text:p>
          </draw:text-box>
        </draw:frame>
        <draw:frame draw:style-name="gr307" draw:text-style-name="P40" draw:layer="layout" svg:width="1.539cm" svg:height="0.725cm" svg:x="24.155cm" svg:y="34.033cm">
          <draw:text-box>
            <text:p text:style-name="P39"><text:span text:style-name="T27">False</text:span></text:p>
          </draw:text-box>
        </draw:frame>
        <draw:frame draw:style-name="gr308" draw:text-style-name="P40" draw:layer="layout" svg:width="1.425cm" svg:height="0.725cm" svg:x="25.551cm" svg:y="35.741cm">
          <draw:text-box>
            <text:p text:style-name="P39"><text:span text:style-name="T27">cond</text:span></text:p>
          </draw:text-box>
        </draw:frame>
        <draw:frame draw:style-name="gr309" draw:text-style-name="P40" draw:layer="layout" svg:width="1.349cm" svg:height="0.725cm" svg:x="25.991cm" svg:y="42.693cm">
          <draw:text-box>
            <text:p text:style-name="P39"><text:span text:style-name="T27">CLR</text:span></text:p>
          </draw:text-box>
        </draw:frame>
        <draw:line draw:style-name="gr310" draw:text-style-name="P27" draw:layer="layout" svg:x1="26.635cm" svg:y1="43.317cm" svg:x2="26.635cm" svg:y2="43.846cm">
          <text:p/>
        </draw:line>
        <draw:g>
          <draw:rect draw:style-name="gr311" draw:text-style-name="P27" draw:layer="layout" svg:width="0.5cm" svg:height="0.5cm" svg:x="25.887cm" svg:y="43.628cm">
            <text:p/>
          </draw:rect>
          <draw:frame draw:style-name="gr312" draw:text-style-name="P40" draw:layer="layout" svg:width="2.437cm" svg:height="0.758cm" svg:x="23.536cm" svg:y="43.479cm">
            <draw:text-box>
              <text:p text:style-name="P39"><text:span text:style-name="T27">reset</text:span></text:p>
            </draw:text-box>
          </draw:frame>
        </draw:g>
        <draw:line draw:style-name="gr313" draw:text-style-name="P27" draw:layer="layout" svg:x1="26.387cm" svg:y1="43.843cm" svg:x2="26.635cm" svg:y2="43.847cm">
          <text:p/>
        </draw:line>
        <draw:g>
          <draw:frame draw:style-name="gr252" draw:text-style-name="P42" draw:layer="layout" svg:width="7.788cm" svg:height="1.055cm" svg:x="13.29cm" svg:y="33.296cm">
            <draw:text-box>
              <text:p text:style-name="P4"><text:span text:style-name="T29">RTL dedicated syntax</text:span></text:p>
            </draw:text-box>
          </draw:frame>
        </draw:g>
        <draw:rect draw:style-name="gr314" draw:text-style-name="P3" draw:layer="layout" svg:width="25.832cm" svg:height="12.27cm" svg:x="4.463cm" svg:y="32.833cm">
          <text:p/>
        </draw:rect>
        <draw:g>
          <draw:frame draw:style-name="gr111" draw:text-style-name="P5" draw:layer="layout" svg:width="2.979cm" svg:height="0.725cm" svg:x="5.987cm" svg:y="52.244cm">
            <draw:text-box>
              <text:p text:style-name="P4"><text:span text:style-name="T3">addresses(0)</text:span></text:p>
            </draw:text-box>
          </draw:frame>
        </draw:g>
        <draw:frame draw:style-name="gr111" draw:text-style-name="P5" draw:layer="layout" svg:width="2.979cm" svg:height="0.725cm" svg:x="5.987cm" svg:y="54.594cm">
          <draw:text-box>
            <text:p text:style-name="P4"><text:span text:style-name="T3">addresses(2)</text:span></text:p>
          </draw:text-box>
        </draw:frame>
        <draw:frame draw:style-name="gr112" draw:text-style-name="P5" draw:layer="layout" svg:width="3.046cm" svg:height="0.725cm" svg:x="5.906cm" svg:y="55.77cm">
          <draw:text-box>
            <text:p text:style-name="P4"><text:span text:style-name="T3">addresses(N)</text:span></text:p>
          </draw:text-box>
        </draw:frame>
        <draw:path draw:style-name="gr77" draw:text-style-name="P13" draw:layer="layout" svg:width="0.199cm" svg:height="0.199cm" svg:x="7.627cm" svg:y="55.219cm" svg:viewBox="0 0 200 200" svg:d="M100 0c57 0 100 43 100 100s-43 100-100 100-100-43-100-100 43-100 100-100z">
          <text:p/>
        </draw:path>
        <draw:path draw:style-name="gr77" draw:text-style-name="P13" draw:layer="layout" svg:width="0.199cm" svg:height="0.199cm" svg:x="7.627cm" svg:y="55.619cm" svg:viewBox="0 0 200 200" svg:d="M100 0c57 0 100 43 100 100s-43 100-100 100-100-43-100-100 43-100 100-100z">
          <text:p/>
        </draw:path>
        <draw:frame draw:style-name="gr111" draw:text-style-name="P5" draw:layer="layout" svg:width="2.979cm" svg:height="0.725cm" svg:x="5.981cm" svg:y="53.368cm">
          <draw:text-box>
            <text:p text:style-name="P4"><text:span text:style-name="T3">addresses(1)</text:span></text:p>
          </draw:text-box>
        </draw:frame>
        <draw:line draw:style-name="gr76" draw:text-style-name="P3" draw:layer="layout" svg:x1="8.773cm" svg:y1="53.747cm" svg:x2="9.766cm" svg:y2="53.747cm">
          <text:p/>
        </draw:line>
        <draw:path draw:style-name="gr89"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3" draw:text-style-name="P5" draw:layer="layout" svg:width="1.211cm" svg:height="0.725cm" svg:x="8.525cm" svg:y="52.569cm">
            <draw:text-box>
              <text:p text:style-name="P4"><text:span text:style-name="T3">key</text:span></text:p>
            </draw:text-box>
          </draw:frame>
        </draw:g>
        <draw:line draw:style-name="gr76" draw:text-style-name="P3" draw:layer="layout" svg:x1="8.773cm" svg:y1="54.941cm" svg:x2="9.766cm" svg:y2="54.941cm">
          <text:p/>
        </draw:line>
        <draw:path draw:style-name="gr89"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76" draw:text-style-name="P3" draw:layer="layout" svg:x1="8.766cm" svg:y1="52.581cm" svg:x2="9.759cm" svg:y2="52.581cm">
          <text:p/>
        </draw:line>
        <draw:path draw:style-name="gr89"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76" draw:text-style-name="P3" draw:layer="layout" svg:x1="8.773cm" svg:y1="56.155cm" svg:x2="9.766cm" svg:y2="56.155cm">
          <text:p/>
        </draw:line>
        <draw:path draw:style-name="gr89"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76" draw:text-style-name="P3" draw:layer="layout" svg:x1="12.692cm" svg:y1="53.959cm" svg:x2="13.492cm" svg:y2="53.959cm">
          <text:p/>
        </draw:line>
        <draw:line draw:style-name="gr76" draw:text-style-name="P3" draw:layer="layout" svg:x1="12.686cm" svg:y1="52.793cm" svg:x2="13.015cm" svg:y2="52.793cm">
          <text:p/>
        </draw:line>
        <draw:line draw:style-name="gr76" draw:text-style-name="P3" draw:layer="layout" svg:x1="13.016cm" svg:y1="53.331cm" svg:x2="13.015cm" svg:y2="52.793cm">
          <text:p/>
        </draw:line>
        <draw:line draw:style-name="gr76"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76" draw:text-style-name="P3" draw:layer="layout" svg:x1="12.692cm" svg:y1="55.153cm" svg:x2="15.209cm" svg:y2="55.143cm">
          <text:p/>
        </draw:line>
        <draw:line draw:style-name="gr76" draw:text-style-name="P3" draw:layer="layout" svg:x1="14.403cm" svg:y1="53.677cm" svg:x2="14.732cm" svg:y2="53.677cm">
          <text:p/>
        </draw:line>
        <draw:line draw:style-name="gr76" draw:text-style-name="P3" draw:layer="layout" svg:x1="14.734cm" svg:y1="54.515cm" svg:x2="14.732cm" svg:y2="53.677cm">
          <text:p/>
        </draw:line>
        <draw:line draw:style-name="gr76"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76" draw:text-style-name="P3" draw:layer="layout" svg:x1="12.692cm" svg:y1="56.348cm" svg:x2="16.925cm" svg:y2="56.348cm">
          <text:p/>
        </draw:line>
        <draw:line draw:style-name="gr76" draw:text-style-name="P3" draw:layer="layout" svg:x1="16.119cm" svg:y1="54.86cm" svg:x2="16.448cm" svg:y2="54.86cm">
          <text:p/>
        </draw:line>
        <draw:line draw:style-name="gr76" draw:text-style-name="P3" draw:layer="layout" svg:x1="16.45cm" svg:y1="55.72cm" svg:x2="16.448cm" svg:y2="54.86cm">
          <text:p/>
        </draw:line>
        <draw:line draw:style-name="gr76" draw:text-style-name="P3" draw:layer="layout" svg:x1="16.45cm" svg:y1="55.72cm" svg:x2="16.879cm" svg:y2="55.72cm">
          <text:p/>
        </draw:line>
        <draw:line draw:style-name="gr76" draw:text-style-name="P3" draw:layer="layout" svg:x1="10.498cm" svg:y1="53.959cm" svg:x2="11.298cm" svg:y2="53.959cm">
          <text:p/>
        </draw:line>
        <draw:line draw:style-name="gr76" draw:text-style-name="P3" draw:layer="layout" svg:x1="10.498cm" svg:y1="55.153cm" svg:x2="11.298cm" svg:y2="55.153cm">
          <text:p/>
        </draw:line>
        <draw:line draw:style-name="gr76" draw:text-style-name="P3" draw:layer="layout" svg:x1="10.492cm" svg:y1="52.793cm" svg:x2="11.292cm" svg:y2="52.793cm">
          <text:p/>
        </draw:line>
        <draw:line draw:style-name="gr76" draw:text-style-name="P3" draw:layer="layout" svg:x1="10.498cm" svg:y1="56.367cm" svg:x2="11.298cm" svg:y2="56.367cm">
          <text:p/>
        </draw:line>
        <draw:line draw:style-name="gr76" draw:text-style-name="P3" draw:layer="layout" svg:x1="9.525cm" svg:y1="54.147cm" svg:x2="9.766cm" svg:y2="54.147cm">
          <text:p/>
        </draw:line>
        <draw:line draw:style-name="gr76" draw:text-style-name="P3" draw:layer="layout" svg:x1="9.525cm" svg:y1="55.341cm" svg:x2="9.766cm" svg:y2="55.341cm">
          <text:p/>
        </draw:line>
        <draw:line draw:style-name="gr76" draw:text-style-name="P3" draw:layer="layout" svg:x1="9.523cm" svg:y1="52.981cm" svg:x2="9.764cm" svg:y2="52.981cm">
          <text:p/>
        </draw:line>
        <draw:line draw:style-name="gr76" draw:text-style-name="P3" draw:layer="layout" svg:x1="9.525cm" svg:y1="56.555cm" svg:x2="9.766cm" svg:y2="56.555cm">
          <text:p/>
        </draw:line>
        <draw:g>
          <draw:frame draw:style-name="gr113" draw:text-style-name="P5" draw:layer="layout" svg:width="1.211cm" svg:height="0.725cm" svg:x="8.507cm" svg:y="53.747cm">
            <draw:text-box>
              <text:p text:style-name="P4"><text:span text:style-name="T3">key</text:span></text:p>
            </draw:text-box>
          </draw:frame>
        </draw:g>
        <draw:g>
          <draw:frame draw:style-name="gr113" draw:text-style-name="P5" draw:layer="layout" svg:width="1.211cm" svg:height="0.725cm" svg:x="8.531cm" svg:y="54.941cm">
            <draw:text-box>
              <text:p text:style-name="P4"><text:span text:style-name="T3">key</text:span></text:p>
            </draw:text-box>
          </draw:frame>
        </draw:g>
        <draw:g>
          <draw:frame draw:style-name="gr113" draw:text-style-name="P5" draw:layer="layout" svg:width="1.211cm" svg:height="0.725cm" svg:x="8.531cm" svg:y="56.155cm">
            <draw:text-box>
              <text:p text:style-name="P4"><text:span text:style-name="T3">key</text:span></text:p>
            </draw:text-box>
          </draw:frame>
        </draw:g>
        <draw:g>
          <draw:frame draw:style-name="gr94" draw:text-style-name="P5" draw:layer="layout" svg:width="2.462cm" svg:height="0.725cm" svg:x="10.368cm" svg:y="52.45cm">
            <draw:text-box>
              <text:p text:style-name="P4"><text:span text:style-name="T3">hits(0)</text:span></text:p>
            </draw:text-box>
          </draw:frame>
        </draw:g>
        <draw:frame draw:style-name="gr94" draw:text-style-name="P5" draw:layer="layout" svg:width="2.462cm" svg:height="0.725cm" svg:x="10.368cm" svg:y="54.8cm">
          <draw:text-box>
            <text:p text:style-name="P4"><text:span text:style-name="T3">hits(2)</text:span></text:p>
          </draw:text-box>
        </draw:frame>
        <draw:frame draw:style-name="gr95" draw:text-style-name="P5" draw:layer="layout" svg:width="2.53cm" svg:height="0.725cm" svg:x="10.386cm" svg:y="55.976cm">
          <draw:text-box>
            <text:p text:style-name="P4"><text:span text:style-name="T3">hits(N)</text:span></text:p>
          </draw:text-box>
        </draw:frame>
        <draw:frame draw:style-name="gr94" draw:text-style-name="P5" draw:layer="layout" svg:width="2.462cm" svg:height="0.725cm" svg:x="10.362cm" svg:y="53.574cm">
          <draw:text-box>
            <text:p text:style-name="P4"><text:span text:style-name="T3">hits(1)</text:span></text:p>
          </draw:text-box>
        </draw:frame>
        <draw:line draw:style-name="gr76" draw:text-style-name="P3" draw:layer="layout" svg:x1="17.835cm" svg:y1="56.065cm" svg:x2="18.164cm" svg:y2="56.065cm">
          <text:p/>
        </draw:line>
        <draw:g>
          <draw:frame draw:style-name="gr113" draw:text-style-name="P5" draw:layer="layout" svg:width="1.211cm" svg:height="0.725cm" svg:x="17.832cm" svg:y="55.7cm">
            <draw:text-box>
              <text:p text:style-name="P4"><text:span text:style-name="T3">hit</text:span></text:p>
            </draw:text-box>
          </draw:frame>
        </draw:g>
        <draw:custom-shape draw:name="Rectangle 3" draw:style-name="gr315"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16"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56" draw:text-style-name="P42" draw:layer="layout" svg:width="9.069cm" svg:height="1.085cm" svg:x="6.797cm" svg:y="45.387cm">
            <draw:text-box>
              <text:p text:style-name="P4"><text:span text:style-name="T29">Functional programming</text:span></text:p>
            </draw:text-box>
          </draw:frame>
        </draw:g>
        <draw:rect draw:style-name="gr314"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57" draw:text-style-name="P42" draw:layer="layout" svg:width="3.389cm" svg:height="1.055cm" svg:x="23.535cm" svg:y="45.603cm">
            <draw:text-box>
              <text:p text:style-name="P4"><text:span text:style-name="T29">The flow</text:span></text:p>
            </draw:text-box>
          </draw:frame>
        </draw:g>
        <draw:frame draw:style-name="gr317"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18"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19"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0"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1"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2"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0" draw:text-style-name="P5" draw:layer="layout" svg:width="2.635cm" svg:height="0.806cm" svg:x="22.422cm" svg:y="25.94cm">
            <draw:text-box>
              <text:p text:style-name="P4"><text:span text:style-name="T3">valid</text:span></text:p>
            </draw:text-box>
          </draw:frame>
        </draw:g>
        <draw:g xml:id="id160" draw:id="id160">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1" draw:id="id161">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60" draw:start-glue-point="3" svg:d="M19641 29280h-542v2314h729">
          <text:p/>
        </draw:connector>
        <draw:connector draw:style-name="gr8" draw:text-style-name="P3" draw:layer="layout" svg:x1="19.641cm" svg:y1="26.78cm" svg:x2="19.829cm" svg:y2="31.594cm" draw:start-shape="id161"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23" draw:text-style-name="P46" draw:layer="layout" svg:width="2.672cm" svg:height="1.071cm" svg:x="10.201cm" svg:y="24.691cm">
          <draw:text-box>
            <text:p><text:span text:style-name="T30">source</text:span></text:p>
          </draw:text-box>
        </draw:frame>
        <draw:frame draw:style-name="gr324"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19"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25"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0"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0"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14" draw:text-style-name="P3" draw:layer="layout" svg:width="25.845cm" svg:height="19.007cm" svg:x="4.463cm" svg:y="13.826cm">
          <text:p/>
        </draw:rect>
        <draw:custom-shape draw:name="Flèche droite 9" draw:style-name="gr326"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14" draw:text-style-name="P3" draw:layer="layout" svg:width="9.714cm" svg:height="12.27cm" svg:x="20.581cm" svg:y="45.103cm">
          <text:p/>
        </draw:rect>
        <draw:g>
          <draw:frame draw:style-name="gr252"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14" draw:text-style-name="P3" draw:layer="layout" svg:width="21.533cm" svg:height="18.607cm" svg:x="3.591cm" svg:y="13.416cm">
          <text:p/>
        </draw:rect>
        <draw:g>
          <draw:frame draw:style-name="gr252" draw:text-style-name="P42" draw:layer="layout" svg:width="7.788cm" svg:height="1.055cm" svg:x="10.396cm" svg:y="13.656cm">
            <draw:text-box>
              <text:p text:style-name="P4"><text:span text:style-name="T29">Bus definition</text:span></text:p>
            </draw:text-box>
          </draw:frame>
        </draw:g>
        <draw:frame draw:style-name="gr327"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28"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14" draw:text-style-name="P3" draw:layer="layout" svg:width="12.082cm" svg:height="18.607cm" svg:x="25.124cm" svg:y="13.416cm">
          <text:p/>
        </draw:rect>
        <draw:g>
          <draw:frame draw:style-name="gr252" draw:text-style-name="P42" draw:layer="layout" svg:width="7.788cm" svg:height="1.055cm" svg:x="25.724cm" svg:y="13.656cm">
            <draw:text-box>
              <text:p text:style-name="P4"><text:span text:style-name="T29">Bus usage</text:span></text:p>
            </draw:text-box>
          </draw:frame>
        </draw:g>
        <draw:rect draw:style-name="gr314" draw:text-style-name="P3" draw:layer="layout" svg:width="19.058cm" svg:height="12.844cm" svg:x="3.591cm" svg:y="32.023cm">
          <text:p/>
        </draw:rect>
        <draw:g>
          <draw:frame draw:style-name="gr252" draw:text-style-name="P47" draw:layer="layout" svg:width="7.788cm" svg:height="1.055cm" svg:x="7.288cm" svg:y="32.263cm">
            <draw:text-box>
              <text:p text:style-name="P6"><text:span text:style-name="T29">JTAG factory</text:span></text:p>
            </draw:text-box>
          </draw:frame>
        </draw:g>
        <draw:frame draw:style-name="gr329"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0"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1"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14" draw:text-style-name="P3" draw:layer="layout" svg:width="27.496cm" svg:height="32.73cm" draw:transform="rotate (1.5707963267946) translate (3.845cm 52.989cm)">
          <text:p/>
        </draw:rect>
        <draw:g>
          <draw:frame draw:style-name="gr332"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14" draw:text-style-name="P3" draw:layer="layout" svg:width="16.68cm" svg:height="32.73cm" draw:transform="rotate (1.5707963267946) translate (3.845cm 25.493cm)">
          <text:p/>
        </draw:rect>
        <draw:g>
          <draw:frame draw:style-name="gr252"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2" draw:text-style-name="P42" draw:layer="layout" svg:width="7.788cm" svg:height="1.055cm" svg:x="13.807cm" svg:y="4.414cm">
            <draw:text-box>
              <text:p text:style-name="P4"><text:span text:style-name="T29">Pinsec SoC</text:span></text:p>
            </draw:text-box>
          </draw:frame>
        </draw:g>
        <draw:frame draw:style-name="gr333"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5.593cm" svg:y1="21.864cm" svg:x2="16.843cm" svg:y2="21.864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4"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35"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5.593cm" svg:y1="21.864cm" svg:x2="16.843cm" svg:y2="21.864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6"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2"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2.84cm" svg:y1="31.98cm" svg:x2="22.924cm" svg:y2="31.98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84cm" svg:y1="34.976cm" svg:x2="26.995cm" svg:y2="34.976cm">
          <text:p/>
        </draw:line>
        <draw:line draw:style-name="gr76" draw:text-style-name="P3" draw:layer="layout" svg:x1="12.84cm" svg:y1="31.05cm" svg:x2="12.84cm" svg:y2="31.98cm">
          <text:p/>
        </draw:line>
        <draw:line draw:style-name="gr76" draw:text-style-name="P3" draw:layer="layout" svg:x1="17.959cm" svg:y1="31.05cm" svg:x2="17.959cm" svg:y2="31.98cm">
          <text:p/>
        </draw:line>
        <draw:line draw:style-name="gr76" draw:text-style-name="P3" draw:layer="layout" svg:x1="12.84cm" svg:y1="31.98cm" svg:x2="12.84cm" svg:y2="32.96cm">
          <text:p/>
        </draw:line>
        <draw:line draw:style-name="gr76" draw:text-style-name="P3" draw:layer="layout" svg:x1="17.959cm" svg:y1="31.98cm" svg:x2="17.959cm" svg:y2="32.976cm">
          <text:p/>
        </draw:line>
        <draw:line draw:style-name="gr76" draw:text-style-name="P3" draw:layer="layout" svg:x1="22.924cm" svg:y1="31.98cm" svg:x2="22.924cm" svg:y2="32.97cm">
          <text:p/>
        </draw:line>
        <draw:line draw:style-name="gr76" draw:text-style-name="P3" draw:layer="layout" svg:x1="22.924cm" svg:y1="33.97cm" svg:x2="22.924cm" svg:y2="34.976cm">
          <text:p/>
        </draw:line>
        <draw:line draw:style-name="gr76" draw:text-style-name="P3" draw:layer="layout" svg:x1="12.84cm" svg:y1="34.98cm" svg:x2="12.84cm" svg:y2="35.96cm">
          <text:p/>
        </draw:line>
        <draw:line draw:style-name="gr76" draw:text-style-name="P3" draw:layer="layout" svg:x1="17.959cm" svg:y1="34.98cm" svg:x2="17.959cm" svg:y2="35.976cm">
          <text:p/>
        </draw:line>
        <draw:line draw:style-name="gr76" draw:text-style-name="P3" draw:layer="layout" svg:x1="22.924cm" svg:y1="34.98cm" svg:x2="22.924cm" svg:y2="35.97cm">
          <text:p/>
        </draw:line>
        <draw:line draw:style-name="gr76" draw:text-style-name="P3" draw:layer="layout" svg:x1="26.995cm" svg:y1="34.976cm" svg:x2="26.995cm" svg:y2="36.021cm">
          <text:p/>
        </draw:line>
        <draw:line draw:style-name="gr76" draw:text-style-name="P3" draw:layer="layout" svg:x1="28.995cm" svg:y1="30.972cm" svg:x2="28.995cm" svg:y2="36.022cm">
          <text:p/>
        </draw:line>
        <draw:line draw:style-name="gr76" draw:text-style-name="P3" draw:layer="layout" svg:x1="22.924cm" svg:y1="30.98cm" svg:x2="22.924cm" svg:y2="31.97cm">
          <text:p/>
        </draw:line>
        <draw:line draw:style-name="gr76" draw:text-style-name="P3" draw:layer="layout" svg:x1="22.924cm" svg:y1="30.98cm" svg:x2="28.995cm" svg:y2="30.98cm">
          <text:p/>
        </draw:line>
      </draw:page>
      <draw:page draw:name="page15" draw:style-name="dp1" draw:master-page-name="Standard">
        <draw:custom-shape draw:style-name="gr46" draw:text-style-name="P3" xml:id="id165" draw:id="id165"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6" draw:id="id166">
          <draw:frame draw:style-name="gr29" draw:text-style-name="P5" draw:layer="layout" svg:width="2.369cm" svg:height="0.725cm" svg:x="7.912cm" svg:y="9.635cm">
            <draw:text-box>
              <text:p text:style-name="P4"><text:span text:style-name="T3">result</text:span></text:p>
            </draw:text-box>
          </draw:frame>
        </draw:g>
        <draw:g xml:id="id162" draw:id="id162">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2" draw:start-glue-point="1" svg:d="M3876 8965h543v-5h42">
          <text:p/>
        </draw:connector>
        <draw:g xml:id="id163" draw:id="id163">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3"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4" svg:d="M3890 10252h25v-7h565">
          <text:p/>
        </draw:connector>
        <draw:connector draw:style-name="gr8" draw:text-style-name="P3" draw:layer="layout" draw:line-skew="-0.423cm" svg:x1="5.541cm" svg:y1="9.268cm" svg:x2="6.325cm" svg:y2="9.71cm" draw:start-shape="id165" draw:start-glue-point="7" svg:d="M5541 9268h240v442h544">
          <text:p/>
        </draw:connector>
        <draw:connector draw:style-name="gr8" draw:text-style-name="P3" draw:layer="layout" svg:x1="7.261cm" svg:y1="10.009cm" svg:x2="7.912cm" svg:y2="9.997cm" draw:end-shape="id166"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77" draw:text-style-name="P13" xml:id="id164" draw:id="id164"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76" draw:text-style-name="P3" draw:layer="layout" svg:x1="4.75cm" svg:y1="5.917cm" svg:x2="5cm" svg:y2="5.917cm">
          <text:p/>
        </draw:line>
        <draw:line draw:style-name="gr76" draw:text-style-name="P3" draw:layer="layout" svg:x1="4.75cm" svg:y1="5.717cm" svg:x2="5cm" svg:y2="5.717cm">
          <text:p/>
        </draw:line>
        <draw:line draw:style-name="gr76" draw:text-style-name="P3" draw:layer="layout" svg:x1="4.75cm" svg:y1="5.517cm" svg:x2="5cm" svg:y2="5.517cm">
          <text:p/>
        </draw:line>
        <draw:line draw:style-name="gr76" draw:text-style-name="P3" draw:layer="layout" svg:x1="4.75cm" svg:y1="5.317cm" svg:x2="5cm" svg:y2="5.317cm">
          <text:p/>
        </draw:line>
        <draw:line draw:style-name="gr76" draw:text-style-name="P3" draw:layer="layout" svg:x1="4.75cm" svg:y1="5.117cm" svg:x2="5cm" svg:y2="5.117cm">
          <text:p/>
        </draw:line>
        <draw:line draw:style-name="gr76" draw:text-style-name="P3" draw:layer="layout" svg:x1="6.006cm" svg:y1="5.917cm" svg:x2="6.256cm" svg:y2="5.917cm">
          <text:p/>
        </draw:line>
        <draw:line draw:style-name="gr76" draw:text-style-name="P3" draw:layer="layout" svg:x1="6.006cm" svg:y1="5.717cm" svg:x2="6.256cm" svg:y2="5.717cm">
          <text:p/>
        </draw:line>
        <draw:line draw:style-name="gr76" draw:text-style-name="P3" draw:layer="layout" svg:x1="6.006cm" svg:y1="5.517cm" svg:x2="6.256cm" svg:y2="5.517cm">
          <text:p/>
        </draw:line>
        <draw:line draw:style-name="gr76" draw:text-style-name="P3" draw:layer="layout" svg:x1="6.006cm" svg:y1="5.317cm" svg:x2="6.256cm" svg:y2="5.317cm">
          <text:p/>
        </draw:line>
        <draw:line draw:style-name="gr76" draw:text-style-name="P3" draw:layer="layout" svg:x1="6.006cm" svg:y1="5.117cm" svg:x2="6.256cm" svg:y2="5.117cm">
          <text:p/>
        </draw:line>
        <draw:line draw:style-name="gr76" draw:text-style-name="P3" draw:layer="layout" svg:x1="5.118cm" svg:y1="4.744cm" svg:x2="5.118cm" svg:y2="4.994cm">
          <text:p/>
        </draw:line>
        <draw:line draw:style-name="gr76" draw:text-style-name="P3" draw:layer="layout" svg:x1="5.318cm" svg:y1="4.744cm" svg:x2="5.318cm" svg:y2="4.994cm">
          <text:p/>
        </draw:line>
        <draw:line draw:style-name="gr76" draw:text-style-name="P3" draw:layer="layout" svg:x1="5.518cm" svg:y1="4.744cm" svg:x2="5.518cm" svg:y2="4.994cm">
          <text:p/>
        </draw:line>
        <draw:line draw:style-name="gr76" draw:text-style-name="P3" draw:layer="layout" svg:x1="5.718cm" svg:y1="4.744cm" svg:x2="5.718cm" svg:y2="4.994cm">
          <text:p/>
        </draw:line>
        <draw:line draw:style-name="gr76" draw:text-style-name="P3" draw:layer="layout" svg:x1="5.918cm" svg:y1="4.744cm" svg:x2="5.918cm" svg:y2="4.994cm">
          <text:p/>
        </draw:line>
        <draw:line draw:style-name="gr76" draw:text-style-name="P3" draw:layer="layout" svg:x1="5.118cm" svg:y1="6cm" svg:x2="5.118cm" svg:y2="6.25cm">
          <text:p/>
        </draw:line>
        <draw:line draw:style-name="gr76" draw:text-style-name="P3" draw:layer="layout" svg:x1="5.318cm" svg:y1="6cm" svg:x2="5.318cm" svg:y2="6.25cm">
          <text:p/>
        </draw:line>
        <draw:line draw:style-name="gr76" draw:text-style-name="P3" draw:layer="layout" svg:x1="5.518cm" svg:y1="6cm" svg:x2="5.518cm" svg:y2="6.25cm">
          <text:p/>
        </draw:line>
        <draw:line draw:style-name="gr76" draw:text-style-name="P3" draw:layer="layout" svg:x1="5.718cm" svg:y1="6cm" svg:x2="5.718cm" svg:y2="6.25cm">
          <text:p/>
        </draw:line>
        <draw:line draw:style-name="gr76" draw:text-style-name="P3" draw:layer="layout" svg:x1="5.918cm" svg:y1="6cm" svg:x2="5.918cm" svg:y2="6.25cm">
          <text:p/>
        </draw:line>
        <draw:custom-shape draw:style-name="gr46" draw:text-style-name="P3" xml:id="id170" draw:id="id170"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71" draw:id="id171">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7" draw:id="id167">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7" draw:start-glue-point="1" svg:d="M19088 16597h549v-5h22">
          <text:p/>
        </draw:connector>
        <draw:g xml:id="id168" draw:id="id168">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8"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9" svg:d="M19088 17884h25v-7h565">
          <text:p/>
        </draw:connector>
        <draw:connector draw:style-name="gr8" draw:text-style-name="P3" draw:layer="layout" draw:line-skew="-0.423cm" svg:x1="20.739cm" svg:y1="16.9cm" svg:x2="21.523cm" svg:y2="17.342cm" draw:start-shape="id170" draw:start-glue-point="7" svg:d="M20739 16900h240v442h544">
          <text:p/>
        </draw:connector>
        <draw:connector draw:style-name="gr8" draw:text-style-name="P3" draw:layer="layout" svg:x1="22.459cm" svg:y1="17.641cm" svg:x2="23.166cm" svg:y2="17.629cm" draw:end-shape="id171"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77" draw:text-style-name="P13" xml:id="id169" draw:id="id169"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89"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89" draw:text-style-name="P50" draw:layer="layout" svg:width="0.987cm" svg:height="0.987cm" svg:x="21.056cm" svg:y="12.591cm" svg:viewBox="0 0 988 988" svg:d="M494 0c281 0 494 213 494 494s-213 494-494 494-494-213-494-494 213-494 494-494z">
          <text:p text:style-name="P3"><text:span text:style-name="T46">||</text:span></text:p>
        </draw:path>
        <draw:frame draw:style-name="gr337" draw:text-style-name="P31" draw:layer="layout" svg:width="0.815cm" svg:height="0.882cm" svg:x="18.865cm" svg:y="9.436cm">
          <draw:text-box>
            <text:p text:style-name="P28"><text:span text:style-name="T18">a</text:span></text:p>
          </draw:text-box>
        </draw:frame>
        <draw:frame draw:style-name="gr337" draw:text-style-name="P31" draw:layer="layout" svg:width="0.815cm" svg:height="0.882cm" svg:x="21.237cm" svg:y="9.451cm">
          <draw:text-box>
            <text:p text:style-name="P28"><text:span text:style-name="T18">b</text:span></text:p>
          </draw:text-box>
        </draw:frame>
        <draw:frame draw:style-name="gr338" draw:text-style-name="P31" draw:layer="layout" svg:width="0.786cm" svg:height="0.882cm" svg:x="23.222cm" svg:y="9.471cm">
          <draw:text-box>
            <text:p text:style-name="P28"><text:span text:style-name="T18">c</text:span></text:p>
          </draw:text-box>
        </draw:frame>
        <draw:line draw:style-name="gr339" draw:text-style-name="P3" draw:layer="layout" svg:x1="19.369cm" svg:y1="10.218cm" svg:x2="19.98cm" svg:y2="11.161cm">
          <text:p/>
        </draw:line>
        <draw:line draw:style-name="gr339" draw:text-style-name="P3" draw:layer="layout" svg:x1="21.501cm" svg:y1="10.186cm" svg:x2="20.89cm" svg:y2="11.129cm">
          <text:p/>
        </draw:line>
        <draw:line draw:style-name="gr339" draw:text-style-name="P3" draw:layer="layout" svg:x1="20.458cm" svg:y1="11.924cm" svg:x2="21.069cm" svg:y2="12.867cm">
          <text:p/>
        </draw:line>
        <draw:line draw:style-name="gr339" draw:text-style-name="P3" draw:layer="layout" svg:x1="22.59cm" svg:y1="11.892cm" svg:x2="21.979cm" svg:y2="12.835cm">
          <text:p/>
        </draw:line>
        <draw:path draw:style-name="gr89"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39" draw:text-style-name="P3" draw:layer="layout" svg:x1="23.622cm" svg:y1="10.261cm" svg:x2="23.011cm" svg:y2="11.204cm">
          <text:p/>
        </draw:line>
        <draw:line draw:style-name="gr339" draw:text-style-name="P3" draw:layer="layout" svg:x1="21.54cm" svg:y1="13.565cm" svg:x2="21.54cm" svg:y2="14.565cm">
          <text:p/>
        </draw:line>
        <draw:frame draw:style-name="gr340" draw:text-style-name="P31" draw:layer="layout" svg:width="1.882cm" svg:height="0.882cm" svg:x="20.613cm" svg:y="14.418cm">
          <draw:text-box>
            <text:p text:style-name="P28"><text:span text:style-name="T18">result</text:span></text:p>
          </draw:text-box>
        </draw:frame>
        <draw:path draw:style-name="gr89"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89"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37" draw:text-style-name="P31" draw:layer="layout" svg:width="0.815cm" svg:height="0.882cm" svg:x="25.754cm" svg:y="9.406cm">
          <draw:text-box>
            <text:p text:style-name="P28"><text:span text:style-name="T18">a</text:span></text:p>
          </draw:text-box>
        </draw:frame>
        <draw:frame draw:style-name="gr337" draw:text-style-name="P31" draw:layer="layout" svg:width="0.815cm" svg:height="0.882cm" svg:x="28.126cm" svg:y="9.421cm">
          <draw:text-box>
            <text:p text:style-name="P28"><text:span text:style-name="T18">b</text:span></text:p>
          </draw:text-box>
        </draw:frame>
        <draw:frame draw:style-name="gr338" draw:text-style-name="P31" draw:layer="layout" svg:width="0.786cm" svg:height="0.882cm" svg:x="29.041cm" svg:y="9.106cm">
          <draw:text-box>
            <text:p text:style-name="P28"><text:span text:style-name="T18">c</text:span></text:p>
          </draw:text-box>
        </draw:frame>
        <draw:line draw:style-name="gr339" draw:text-style-name="P3" draw:layer="layout" svg:x1="26.258cm" svg:y1="10.188cm" svg:x2="26.869cm" svg:y2="11.131cm">
          <text:p/>
        </draw:line>
        <draw:line draw:style-name="gr339" draw:text-style-name="P3" draw:layer="layout" svg:x1="28.39cm" svg:y1="10.156cm" svg:x2="27.779cm" svg:y2="11.099cm">
          <text:p/>
        </draw:line>
        <draw:line draw:style-name="gr339" draw:text-style-name="P3" draw:layer="layout" svg:x1="27.347cm" svg:y1="11.894cm" svg:x2="27.958cm" svg:y2="12.837cm">
          <text:p/>
        </draw:line>
        <draw:line draw:style-name="gr339" draw:text-style-name="P3" draw:layer="layout" svg:x1="29.479cm" svg:y1="11.862cm" svg:x2="28.868cm" svg:y2="12.805cm">
          <text:p/>
        </draw:line>
        <draw:path draw:style-name="gr89"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39" draw:text-style-name="P3" draw:layer="layout" svg:x1="28.429cm" svg:y1="13.535cm" svg:x2="28.429cm" svg:y2="14.535cm">
          <text:p/>
        </draw:line>
        <draw:frame draw:style-name="gr340" draw:text-style-name="P31" draw:layer="layout" svg:width="1.882cm" svg:height="0.882cm" svg:x="27.502cm" svg:y="14.388cm">
          <draw:text-box>
            <text:p text:style-name="P28"><text:span text:style-name="T18">result</text:span></text:p>
          </draw:text-box>
        </draw:frame>
        <draw:line draw:style-name="gr339" draw:text-style-name="P3" draw:layer="layout" svg:x1="29.473cm" svg:y1="9.874cm" svg:x2="29.473cm" svg:y2="10.874cm">
          <text:p/>
        </draw:line>
        <draw:frame draw:style-name="gr341" draw:text-style-name="P40" draw:layer="layout" svg:width="2.242cm" svg:height="0.725cm" svg:x="19.861cm" svg:y="21.156cm">
          <draw:text-box>
            <text:p text:style-name="P39"><text:span text:style-name="T27">result</text:span></text:p>
          </draw:text-box>
        </draw:frame>
        <draw:custom-shape draw:style-name="gr342"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3" draw:text-style-name="P27" draw:layer="layout" svg:x1="19.704cm" svg:y1="22.515cm" svg:x2="19.704cm" svg:y2="22.06cm">
          <text:p/>
        </draw:line>
        <draw:line draw:style-name="gr344" draw:text-style-name="P27" draw:layer="layout" svg:x1="19.904cm" svg:y1="21.557cm" svg:x2="20.261cm" svg:y2="21.557cm">
          <text:p/>
        </draw:line>
        <draw:line draw:style-name="gr345" draw:text-style-name="P27" draw:layer="layout" svg:x1="18.909cm" svg:y1="21.2cm" svg:x2="19.473cm" svg:y2="21.2cm">
          <text:p/>
        </draw:line>
        <draw:line draw:style-name="gr346" draw:text-style-name="P27" draw:layer="layout" svg:x1="18.919cm" svg:y1="21.876cm" svg:x2="19.483cm" svg:y2="21.876cm">
          <text:p/>
        </draw:line>
        <draw:frame draw:style-name="gr347" draw:text-style-name="P40" draw:layer="layout" svg:width="1.425cm" svg:height="0.725cm" svg:x="17.62cm" svg:y="21.512cm">
          <draw:text-box>
            <text:p text:style-name="P39"><text:span text:style-name="T27">data</text:span></text:p>
          </draw:text-box>
        </draw:frame>
        <draw:frame draw:style-name="gr348" draw:text-style-name="P40" draw:layer="layout" svg:width="1.539cm" svg:height="0.725cm" svg:x="17.564cm" svg:y="20.813cm">
          <draw:text-box>
            <text:p text:style-name="P39"><text:span text:style-name="T27">False</text:span></text:p>
          </draw:text-box>
        </draw:frame>
        <draw:frame draw:style-name="gr349" draw:text-style-name="P40" draw:layer="layout" svg:width="2.462cm" svg:height="0.725cm" svg:x="18.544cm" svg:y="22.521cm">
          <draw:text-box>
            <text:p text:style-name="P39"><text:span text:style-name="T27">something</text:span></text:p>
          </draw:text-box>
        </draw:frame>
        <draw:line draw:style-name="gr350" draw:text-style-name="P3" draw:layer="layout" svg:x1="5.068cm" svg:y1="12.848cm" svg:x2="6.645cm" svg:y2="13.657cm">
          <text:p/>
        </draw:line>
        <draw:line draw:style-name="gr350" draw:text-style-name="P3" draw:layer="layout" svg:x1="5.069cm" svg:y1="13.658cm" svg:x2="6.645cm" svg:y2="12.848cm">
          <text:p/>
        </draw:line>
        <draw:path draw:style-name="gr89"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89"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37" draw:text-style-name="P31" draw:layer="layout" svg:width="2.415cm" svg:height="0.882cm" svg:x="5.807cm" svg:y="17.432cm">
          <draw:text-box>
            <text:p text:style-name="P28"><text:span text:style-name="T18">a : Bool</text:span></text:p>
          </draw:text-box>
        </draw:frame>
        <draw:frame draw:style-name="gr337" draw:text-style-name="P31" draw:layer="layout" svg:width="2.415cm" svg:height="0.882cm" svg:x="8.276cm" svg:y="17.447cm">
          <draw:text-box>
            <text:p text:style-name="P28"><text:span text:style-name="T18">b : Bool</text:span></text:p>
          </draw:text-box>
        </draw:frame>
        <draw:frame draw:style-name="gr338" draw:text-style-name="P31" draw:layer="layout" svg:width="2.386cm" svg:height="0.882cm" svg:x="10.861cm" svg:y="17.467cm">
          <draw:text-box>
            <text:p text:style-name="P28"><text:span text:style-name="T18">c : Bool</text:span></text:p>
          </draw:text-box>
        </draw:frame>
        <draw:line draw:style-name="gr339" draw:text-style-name="P3" draw:layer="layout" svg:x1="7.308cm" svg:y1="18.214cm" svg:x2="7.919cm" svg:y2="19.157cm">
          <text:p/>
        </draw:line>
        <draw:line draw:style-name="gr339" draw:text-style-name="P3" draw:layer="layout" svg:x1="9.44cm" svg:y1="18.182cm" svg:x2="8.829cm" svg:y2="19.125cm">
          <text:p/>
        </draw:line>
        <draw:line draw:style-name="gr339" draw:text-style-name="P3" draw:layer="layout" svg:x1="8.397cm" svg:y1="21.52cm" svg:x2="9.008cm" svg:y2="22.463cm">
          <text:p/>
        </draw:line>
        <draw:line draw:style-name="gr339" draw:text-style-name="P3" draw:layer="layout" svg:x1="10.529cm" svg:y1="21.488cm" svg:x2="9.918cm" svg:y2="22.431cm">
          <text:p/>
        </draw:line>
        <draw:path draw:style-name="gr89"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39" draw:text-style-name="P3" draw:layer="layout" svg:x1="11.561cm" svg:y1="18.257cm" svg:x2="10.95cm" svg:y2="19.2cm">
          <text:p/>
        </draw:line>
        <draw:line draw:style-name="gr339" draw:text-style-name="P3" draw:layer="layout" svg:x1="9.479cm" svg:y1="23.161cm" svg:x2="9.479cm" svg:y2="24.161cm">
          <text:p/>
        </draw:line>
        <draw:frame draw:style-name="gr340" draw:text-style-name="P31" draw:layer="layout" svg:width="2.288cm" svg:height="0.882cm" svg:x="8.349cm" svg:y="24.014cm">
          <draw:text-box>
            <text:p text:style-name="P28"><text:span text:style-name="T18">- : Bool</text:span></text:p>
          </draw:text-box>
        </draw:frame>
        <draw:line draw:style-name="gr339" draw:text-style-name="P3" draw:layer="layout" svg:x1="8.374cm" svg:y1="19.888cm" svg:x2="8.374cm" svg:y2="20.888cm">
          <text:p/>
        </draw:line>
        <draw:frame draw:style-name="gr340" draw:text-style-name="P31" draw:layer="layout" svg:width="2.288cm" svg:height="0.882cm" svg:x="7.243cm" svg:y="20.741cm">
          <draw:text-box>
            <text:p text:style-name="P28"><text:span text:style-name="T18">- : Bool</text:span></text:p>
          </draw:text-box>
        </draw:frame>
        <draw:line draw:style-name="gr339" draw:text-style-name="P3" draw:layer="layout" svg:x1="10.574cm" svg:y1="19.869cm" svg:x2="10.574cm" svg:y2="20.869cm">
          <text:p/>
        </draw:line>
        <draw:frame draw:style-name="gr340" draw:text-style-name="P31" draw:layer="layout" svg:width="2.288cm" svg:height="0.882cm" svg:x="9.443cm" svg:y="20.722cm">
          <draw:text-box>
            <text:p text:style-name="P28"><text:span text:style-name="T18">- : Bool</text:span></text:p>
          </draw:text-box>
        </draw:frame>
        <draw:line draw:style-name="gr339" draw:text-style-name="P3" draw:layer="layout" svg:x1="9.479cm" svg:y1="24.842cm" svg:x2="9.479cm" svg:y2="25.842cm">
          <text:p/>
        </draw:line>
        <draw:frame draw:style-name="gr340" draw:text-style-name="P31" draw:layer="layout" svg:width="3.482cm" svg:height="0.882cm" svg:x="7.752cm" svg:y="25.695cm">
          <draw:text-box>
            <text:p text:style-name="P28"><text:span text:style-name="T18">result : Bool</text:span></text:p>
          </draw:text-box>
        </draw:frame>
        <draw:path draw:style-name="gr89"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37" draw:text-style-name="P31" draw:layer="layout" svg:width="2.538cm" svg:height="0.882cm" svg:x="22.657cm" svg:y="26.176cm">
          <draw:text-box>
            <text:p text:style-name="P28"><text:span text:style-name="T18">bools(0)</text:span></text:p>
          </draw:text-box>
        </draw:frame>
        <draw:line draw:style-name="gr339" draw:text-style-name="P3" draw:layer="layout" svg:x1="21.342cm" svg:y1="26.943cm" svg:x2="21.953cm" svg:y2="27.886cm">
          <text:p/>
        </draw:line>
        <draw:line draw:style-name="gr339" draw:text-style-name="P3" draw:layer="layout" svg:x1="23.474cm" svg:y1="26.911cm" svg:x2="22.863cm" svg:y2="27.854cm">
          <text:p/>
        </draw:line>
        <draw:line draw:style-name="gr339" draw:text-style-name="P3" draw:layer="layout" svg:x1="22.408cm" svg:y1="28.617cm" svg:x2="22.408cm" svg:y2="29.617cm">
          <text:p/>
        </draw:line>
        <draw:frame draw:style-name="gr340" draw:text-style-name="P31" draw:layer="layout" svg:width="2.288cm" svg:height="0.882cm" svg:x="21.277cm" svg:y="29.47cm">
          <draw:text-box>
            <text:p text:style-name="P28"><text:span text:style-name="T18">- : Bool</text:span></text:p>
          </draw:text-box>
        </draw:frame>
        <draw:path draw:style-name="gr89"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37" draw:text-style-name="P31" draw:layer="layout" svg:width="2.538cm" svg:height="0.882cm" svg:x="23.443cm" svg:y="29.521cm">
          <draw:text-box>
            <text:p text:style-name="P28"><text:span text:style-name="T18">bools(1)</text:span></text:p>
          </draw:text-box>
        </draw:frame>
        <draw:line draw:style-name="gr339" draw:text-style-name="P3" draw:layer="layout" svg:x1="22.428cm" svg:y1="30.288cm" svg:x2="23.039cm" svg:y2="31.231cm">
          <text:p/>
        </draw:line>
        <draw:line draw:style-name="gr339" draw:text-style-name="P3" draw:layer="layout" svg:x1="24.56cm" svg:y1="30.256cm" svg:x2="23.949cm" svg:y2="31.199cm">
          <text:p/>
        </draw:line>
        <draw:line draw:style-name="gr339" draw:text-style-name="P3" draw:layer="layout" svg:x1="23.494cm" svg:y1="31.962cm" svg:x2="23.494cm" svg:y2="32.962cm">
          <text:p/>
        </draw:line>
        <draw:frame draw:style-name="gr340" draw:text-style-name="P31" draw:layer="layout" svg:width="2.288cm" svg:height="0.882cm" svg:x="22.389cm" svg:y="32.962cm">
          <draw:text-box>
            <text:p text:style-name="P28"><text:span text:style-name="T18">- : Bool</text:span></text:p>
          </draw:text-box>
        </draw:frame>
        <draw:frame draw:style-name="gr340" draw:text-style-name="P31" draw:layer="layout" svg:width="2.288cm" svg:height="0.882cm" svg:x="20.069cm" svg:y="26.176cm">
          <draw:text-box>
            <text:p text:style-name="P28"><text:span text:style-name="T18">- : Bool</text:span></text:p>
          </draw:text-box>
        </draw:frame>
        <draw:line draw:style-name="gr339" draw:text-style-name="P3" draw:layer="layout" svg:x1="21.341cm" svg:y1="25.176cm" svg:x2="21.341cm" svg:y2="26.176cm">
          <text:p/>
        </draw:line>
        <draw:path draw:style-name="gr89" draw:text-style-name="P51" draw:layer="layout" svg:width="0.987cm" svg:height="0.987cm" svg:x="20.866cm" svg:y="24.265cm" svg:viewBox="0 0 988 988" svg:d="M494 0c281 0 494 213 494 494s-213 494-494 494-494-213-494-494 213-494 494-494z">
          <text:p text:style-name="P51"><text:span text:style-name="T4">True</text:span></text:p>
        </draw:path>
        <draw:line draw:style-name="gr339" draw:text-style-name="P3" draw:layer="layout" svg:x1="23.52cm" svg:y1="33.844cm" svg:x2="23.52cm" svg:y2="34.844cm">
          <text:p/>
        </draw:line>
        <draw:frame draw:style-name="gr340" draw:text-style-name="P31" draw:layer="layout" svg:width="3.669cm" svg:height="0.882cm" svg:x="21.7cm" svg:y="34.697cm">
          <draw:text-box>
            <text:p text:style-name="P28"><text:span text:style-name="T18">output : Bool</text:span></text:p>
          </draw:text-box>
        </draw:frame>
        <draw:custom-shape draw:style-name="gr46" draw:text-style-name="P3" xml:id="id173" draw:id="id173"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4" draw:id="id174">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2" draw:id="id172">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0)</text:span></text:p>
            </draw:text-box>
          </draw:frame>
        </draw:g>
        <draw:connector draw:style-name="gr8" draw:text-style-name="P3" draw:layer="layout" svg:x1="12.099cm" svg:y1="32.735cm" svg:x2="12.67cm" svg:y2="32.757cm" draw:start-shape="id172"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1)</text:span></text:p>
            </draw:text-box>
          </draw:frame>
        </draw:g>
        <draw:connector draw:style-name="gr8" draw:text-style-name="P3" draw:layer="layout" draw:line-skew="-0.423cm" svg:x1="13.75cm" svg:y1="32.406cm" svg:x2="14.534cm" svg:y2="32.848cm" draw:start-shape="id173" draw:start-glue-point="7" svg:d="M13750 32406h240v442h544">
          <text:p/>
        </draw:connector>
        <draw:connector draw:style-name="gr8" draw:text-style-name="P3" draw:layer="layout" svg:x1="15.47cm" svg:y1="33.147cm" svg:x2="16.177cm" svg:y2="33.135cm" draw:end-shape="id174"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51" draw:text-style-name="P27" draw:layer="layout" svg:x1="12.099cm" svg:y1="33.386cm" svg:x2="14.534cm" svg:y2="33.386cm">
          <text:p/>
        </draw:line>
        <draw:frame draw:style-name="gr340" draw:text-style-name="P29" draw:layer="layout" svg:width="1.882cm" svg:height="0.882cm" svg:x="10.532cm" svg:y="31.591cm">
          <draw:text-box>
            <text:p text:style-name="P29"><text:span text:style-name="T4">Tru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0DT11H37M37S</meta:editing-duration>
    <meta:editing-cycles>138</meta:editing-cycles>
    <meta:generator>OpenOffice/4.1.2$Win32 OpenOffice.org_project/412m3$Build-9782</meta:generator>
    <dc:date>2016-11-18T15:06:58.14</dc:date>
    <meta:print-date>2016-11-03T23:49:24.86</meta:print-date>
    <meta:document-statistic meta:object-count="4327"/>
  </office:meta>
</office:document-meta>
</file>